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4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6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8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8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ext-properties fo: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2768310" table:style-name="ce5">
            <text:p>2.768.310</text:p>
          </table:table-cell>
          <table:table-cell office:value-type="float" office:value="392000" table:style-name="ce5">
            <text:p>392.000</text:p>
          </table:table-cell>
          <table:table-cell office:value-type="float" office:value="1007500" table:style-name="ce5">
            <text:p>1.007.500</text:p>
          </table:table-cell>
          <table:table-cell office:value-type="float" office:value="73250" table:style-name="ce5">
            <text:p>73.250</text:p>
          </table:table-cell>
          <table:table-cell office:value-type="float" office:value="4241060" table:style-name="ce6">
            <text:p>4.241.060</text:p>
          </table:table-cell>
          <table:table-cell office:value-type="float" office:value="3828823" table:style-name="ce6">
            <text:p>3.828.823</text:p>
          </table:table-cell>
          <table:table-cell office:value-type="percentage" office:value="0.90279859280462904" table:style-name="ce7">
            <text:p>90,3%</text:p>
          </table:table-cell>
          <table:table-cell office:value-type="float" office:value="2618121" table:style-name="ce5">
            <text:p>2.618.121</text:p>
          </table:table-cell>
          <table:table-cell office:value-type="float" office:value="1249873" table:style-name="ce5">
            <text:p>1.249.873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544365" table:style-name="ce5">
            <text:p>544.365</text:p>
          </table:table-cell>
          <table:table-cell office:value-type="float" office:value="75900" table:style-name="ce5">
            <text:p>75.900</text:p>
          </table:table-cell>
          <table:table-cell office:value-type="float" office:value="158300" table:style-name="ce5">
            <text:p>158.300</text:p>
          </table:table-cell>
          <table:table-cell office:value-type="float" office:value="11400" table:style-name="ce5">
            <text:p>11.400</text:p>
          </table:table-cell>
          <table:table-cell office:value-type="float" office:value="789965" table:style-name="ce6">
            <text:p>789.965</text:p>
          </table:table-cell>
          <table:table-cell office:value-type="float" office:value="704822" table:style-name="ce6">
            <text:p>704.822</text:p>
          </table:table-cell>
          <table:table-cell office:value-type="percentage" office:value="0.89221927553752378" table:style-name="ce7">
            <text:p>89,2%</text:p>
          </table:table-cell>
          <table:table-cell office:value-type="float" office:value="469534" table:style-name="ce5">
            <text:p>469.534</text:p>
          </table:table-cell>
          <table:table-cell office:value-type="float" office:value="243149" table:style-name="ce5">
            <text:p>243.149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502835" table:style-name="ce5">
            <text:p>502.835</text:p>
          </table:table-cell>
          <table:table-cell office:value-type="float" office:value="67000" table:style-name="ce5">
            <text:p>67.000</text:p>
          </table:table-cell>
          <table:table-cell office:value-type="float" office:value="121400" table:style-name="ce5">
            <text:p>121.400</text:p>
          </table:table-cell>
          <table:table-cell office:value-type="float" office:value="8850" table:style-name="ce5">
            <text:p>8.850</text:p>
          </table:table-cell>
          <table:table-cell office:value-type="float" office:value="700085" table:style-name="ce6">
            <text:p>700.085</text:p>
          </table:table-cell>
          <table:table-cell office:value-type="float" office:value="659553" table:style-name="ce6">
            <text:p>659.553</text:p>
          </table:table-cell>
          <table:table-cell office:value-type="percentage" office:value="0.94210417306469929" table:style-name="ce7">
            <text:p>94,2%</text:p>
          </table:table-cell>
          <table:table-cell office:value-type="float" office:value="432729" table:style-name="ce5">
            <text:p>432.729</text:p>
          </table:table-cell>
          <table:table-cell office:value-type="float" office:value="232933" table:style-name="ce5">
            <text:p>232.933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315090" table:style-name="ce5">
            <text:p>315.090</text:p>
          </table:table-cell>
          <table:table-cell office:value-type="float" office:value="47200" table:style-name="ce5">
            <text:p>47.200</text:p>
          </table:table-cell>
          <table:table-cell office:value-type="float" office:value="139300" table:style-name="ce5">
            <text:p>139.300</text:p>
          </table:table-cell>
          <table:table-cell office:value-type="float" office:value="10100" table:style-name="ce5">
            <text:p>10.100</text:p>
          </table:table-cell>
          <table:table-cell office:value-type="float" office:value="511690" table:style-name="ce6">
            <text:p>511.690</text:p>
          </table:table-cell>
          <table:table-cell office:value-type="float" office:value="449449" table:style-name="ce6">
            <text:p>449.449</text:p>
          </table:table-cell>
          <table:table-cell office:value-type="percentage" office:value="0.87836189880591764" table:style-name="ce7">
            <text:p>87,8%</text:p>
          </table:table-cell>
          <table:table-cell office:value-type="float" office:value="319145" table:style-name="ce5">
            <text:p>319.145</text:p>
          </table:table-cell>
          <table:table-cell office:value-type="float" office:value="136894" table:style-name="ce5">
            <text:p>136.894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631770" table:style-name="ce5">
            <text:p>631.770</text:p>
          </table:table-cell>
          <table:table-cell office:value-type="float" office:value="90700" table:style-name="ce5">
            <text:p>90.700</text:p>
          </table:table-cell>
          <table:table-cell office:value-type="float" office:value="259000" table:style-name="ce5">
            <text:p>259.000</text:p>
          </table:table-cell>
          <table:table-cell office:value-type="float" office:value="18800" table:style-name="ce5">
            <text:p>18.800</text:p>
          </table:table-cell>
          <table:table-cell office:value-type="float" office:value="1000270" table:style-name="ce6">
            <text:p>1.000.270</text:p>
          </table:table-cell>
          <table:table-cell office:value-type="float" office:value="838680" table:style-name="ce6">
            <text:p>838.680</text:p>
          </table:table-cell>
          <table:table-cell office:value-type="percentage" office:value="0.83845361752326875" table:style-name="ce7">
            <text:p>83,8%</text:p>
          </table:table-cell>
          <table:table-cell office:value-type="float" office:value="581553" table:style-name="ce5">
            <text:p>581.553</text:p>
          </table:table-cell>
          <table:table-cell office:value-type="float" office:value="271536" table:style-name="ce5">
            <text:p>271.536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241755" table:style-name="ce5">
            <text:p>241.755</text:p>
          </table:table-cell>
          <table:table-cell office:value-type="float" office:value="33100" table:style-name="ce5">
            <text:p>33.100</text:p>
          </table:table-cell>
          <table:table-cell office:value-type="float" office:value="69300" table:style-name="ce5">
            <text:p>69.300</text:p>
          </table:table-cell>
          <table:table-cell office:value-type="float" office:value="4900" table:style-name="ce5">
            <text:p>4.900</text:p>
          </table:table-cell>
          <table:table-cell office:value-type="float" office:value="349055" table:style-name="ce6">
            <text:p>349.055</text:p>
          </table:table-cell>
          <table:table-cell office:value-type="float" office:value="306240" table:style-name="ce6">
            <text:p>306.240</text:p>
          </table:table-cell>
          <table:table-cell office:value-type="percentage" office:value="0.87734024723897375" table:style-name="ce7">
            <text:p>87,7%</text:p>
          </table:table-cell>
          <table:table-cell office:value-type="float" office:value="206133" table:style-name="ce5">
            <text:p>206.133</text:p>
          </table:table-cell>
          <table:table-cell office:value-type="float" office:value="102874" table:style-name="ce5">
            <text:p>102.874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173225" table:style-name="ce5">
            <text:p>1.173.225</text:p>
          </table:table-cell>
          <table:table-cell office:value-type="float" office:value="159600" table:style-name="ce5">
            <text:p>159.600</text:p>
          </table:table-cell>
          <table:table-cell office:value-type="float" office:value="285100" table:style-name="ce5">
            <text:p>285.100</text:p>
          </table:table-cell>
          <table:table-cell office:value-type="float" office:value="20800" table:style-name="ce5">
            <text:p>20.800</text:p>
          </table:table-cell>
          <table:table-cell office:value-type="float" office:value="1638725" table:style-name="ce6">
            <text:p>1.638.725</text:p>
          </table:table-cell>
          <table:table-cell office:value-type="float" office:value="1441310" table:style-name="ce6">
            <text:p>1.441.310</text:p>
          </table:table-cell>
          <table:table-cell office:value-type="percentage" office:value="0.87953134296480495" table:style-name="ce7">
            <text:p>88,0%</text:p>
          </table:table-cell>
          <table:table-cell office:value-type="float" office:value="929830" table:style-name="ce5">
            <text:p>929.830</text:p>
          </table:table-cell>
          <table:table-cell office:value-type="float" office:value="525858" table:style-name="ce5">
            <text:p>525.858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761535" table:style-name="ce5">
            <text:p>761.535</text:p>
          </table:table-cell>
          <table:table-cell office:value-type="float" office:value="107800" table:style-name="ce5">
            <text:p>107.800</text:p>
          </table:table-cell>
          <table:table-cell office:value-type="float" office:value="242500" table:style-name="ce5">
            <text:p>242.500</text:p>
          </table:table-cell>
          <table:table-cell office:value-type="float" office:value="17700" table:style-name="ce5">
            <text:p>17.700</text:p>
          </table:table-cell>
          <table:table-cell office:value-type="float" office:value="1129535" table:style-name="ce6">
            <text:p>1.129.535</text:p>
          </table:table-cell>
          <table:table-cell office:value-type="float" office:value="1000956" table:style-name="ce6">
            <text:p>1.000.956</text:p>
          </table:table-cell>
          <table:table-cell office:value-type="percentage" office:value="0.88616643131908268" table:style-name="ce7">
            <text:p>88,6%</text:p>
          </table:table-cell>
          <table:table-cell office:value-type="float" office:value="683201" table:style-name="ce5">
            <text:p>683.201</text:p>
          </table:table-cell>
          <table:table-cell office:value-type="float" office:value="327915" table:style-name="ce5">
            <text:p>327.915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2713850" table:style-name="ce5">
            <text:p>2.713.850</text:p>
          </table:table-cell>
          <table:table-cell office:value-type="float" office:value="386700" table:style-name="ce5">
            <text:p>386.700</text:p>
          </table:table-cell>
          <table:table-cell office:value-type="float" office:value="926100" table:style-name="ce5">
            <text:p>926.100</text:p>
          </table:table-cell>
          <table:table-cell office:value-type="float" office:value="67300" table:style-name="ce5">
            <text:p>67.300</text:p>
          </table:table-cell>
          <table:table-cell office:value-type="float" office:value="4093950" table:style-name="ce6">
            <text:p>4.093.950</text:p>
          </table:table-cell>
          <table:table-cell office:value-type="float" office:value="3543744" table:style-name="ce6">
            <text:p>3.543.744</text:p>
          </table:table-cell>
          <table:table-cell office:value-type="percentage" office:value="0.86560510020884474" table:style-name="ce7">
            <text:p>86,6%</text:p>
          </table:table-cell>
          <table:table-cell office:value-type="float" office:value="2473222" table:style-name="ce5">
            <text:p>2.473.222</text:p>
          </table:table-cell>
          <table:table-cell office:value-type="float" office:value="1101895" table:style-name="ce5">
            <text:p>1.101.895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1693180" table:style-name="ce5">
            <text:p>1.693.180</text:p>
          </table:table-cell>
          <table:table-cell office:value-type="float" office:value="239900" table:style-name="ce5">
            <text:p>239.900</text:p>
          </table:table-cell>
          <table:table-cell office:value-type="float" office:value="601900" table:style-name="ce5">
            <text:p>601.900</text:p>
          </table:table-cell>
          <table:table-cell office:value-type="float" office:value="43700" table:style-name="ce5">
            <text:p>43.700</text:p>
          </table:table-cell>
          <table:table-cell office:value-type="float" office:value="2578680" table:style-name="ce6">
            <text:p>2.578.680</text:p>
          </table:table-cell>
          <table:table-cell office:value-type="float" office:value="2243004" table:style-name="ce6">
            <text:p>2.243.004</text:p>
          </table:table-cell>
          <table:table-cell office:value-type="percentage" office:value="0.86982642282097822" table:style-name="ce7">
            <text:p>87,0%</text:p>
          </table:table-cell>
          <table:table-cell office:value-type="float" office:value="1555816" table:style-name="ce5">
            <text:p>1.555.816</text:p>
          </table:table-cell>
          <table:table-cell office:value-type="float" office:value="718385" table:style-name="ce5">
            <text:p>718.385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440585" table:style-name="ce5">
            <text:p>440.585</text:p>
          </table:table-cell>
          <table:table-cell office:value-type="float" office:value="59800" table:style-name="ce5">
            <text:p>59.800</text:p>
          </table:table-cell>
          <table:table-cell office:value-type="float" office:value="126500" table:style-name="ce5">
            <text:p>126.500</text:p>
          </table:table-cell>
          <table:table-cell office:value-type="float" office:value="9200" table:style-name="ce5">
            <text:p>9.200</text:p>
          </table:table-cell>
          <table:table-cell office:value-type="float" office:value="636085" table:style-name="ce6">
            <text:p>636.085</text:p>
          </table:table-cell>
          <table:table-cell office:value-type="float" office:value="573681" table:style-name="ce6">
            <text:p>573.681</text:p>
          </table:table-cell>
          <table:table-cell office:value-type="percentage" office:value="0.90189361484707231" table:style-name="ce7">
            <text:p>90,2%</text:p>
          </table:table-cell>
          <table:table-cell office:value-type="float" office:value="379465" table:style-name="ce5">
            <text:p>379.465</text:p>
          </table:table-cell>
          <table:table-cell office:value-type="float" office:value="199337" table:style-name="ce5">
            <text:p>199.337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232125" table:style-name="ce5">
            <text:p>1.232.125</text:p>
          </table:table-cell>
          <table:table-cell office:value-type="float" office:value="165000" table:style-name="ce5">
            <text:p>165.000</text:p>
          </table:table-cell>
          <table:table-cell office:value-type="float" office:value="321700" table:style-name="ce5">
            <text:p>321.700</text:p>
          </table:table-cell>
          <table:table-cell office:value-type="float" office:value="23450" table:style-name="ce5">
            <text:p>23.450</text:p>
          </table:table-cell>
          <table:table-cell office:value-type="float" office:value="1742275" table:style-name="ce6">
            <text:p>1.742.275</text:p>
          </table:table-cell>
          <table:table-cell office:value-type="float" office:value="1608119" table:style-name="ce6">
            <text:p>1.608.119</text:p>
          </table:table-cell>
          <table:table-cell office:value-type="percentage" office:value="0.92299952648118122" table:style-name="ce7">
            <text:p>92,3%</text:p>
          </table:table-cell>
          <table:table-cell office:value-type="float" office:value="1076105" table:style-name="ce5">
            <text:p>1.076.105</text:p>
          </table:table-cell>
          <table:table-cell office:value-type="float" office:value="544393" table:style-name="ce5">
            <text:p>544.393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27595" table:style-name="ce5">
            <text:p>127.595</text:p>
          </table:table-cell>
          <table:table-cell office:value-type="float" office:value="17400" table:style-name="ce5">
            <text:p>17.400</text:p>
          </table:table-cell>
          <table:table-cell office:value-type="float" office:value="37800" table:style-name="ce5">
            <text:p>37.800</text:p>
          </table:table-cell>
          <table:table-cell office:value-type="float" office:value="2800" table:style-name="ce5">
            <text:p>2.800</text:p>
          </table:table-cell>
          <table:table-cell office:value-type="float" office:value="185595" table:style-name="ce6">
            <text:p>185.595</text:p>
          </table:table-cell>
          <table:table-cell office:value-type="float" office:value="166496" table:style-name="ce6">
            <text:p>166.496</text:p>
          </table:table-cell>
          <table:table-cell office:value-type="percentage" office:value="0.89709313289689918" table:style-name="ce7">
            <text:p>89,7%</text:p>
          </table:table-cell>
          <table:table-cell office:value-type="float" office:value="110902" table:style-name="ce5">
            <text:p>110.902</text:p>
          </table:table-cell>
          <table:table-cell office:value-type="float" office:value="58199" table:style-name="ce5">
            <text:p>58.199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2235795" table:style-name="ce5">
            <text:p>2.235.795</text:p>
          </table:table-cell>
          <table:table-cell office:value-type="float" office:value="320200" table:style-name="ce5">
            <text:p>320.200</text:p>
          </table:table-cell>
          <table:table-cell office:value-type="float" office:value="807300" table:style-name="ce5">
            <text:p>807.300</text:p>
          </table:table-cell>
          <table:table-cell office:value-type="float" office:value="58600" table:style-name="ce5">
            <text:p>58.600</text:p>
          </table:table-cell>
          <table:table-cell office:value-type="float" office:value="3421895" table:style-name="ce6">
            <text:p>3.421.895</text:p>
          </table:table-cell>
          <table:table-cell office:value-type="float" office:value="2998227" table:style-name="ce6">
            <text:p>2.998.227</text:p>
          </table:table-cell>
          <table:table-cell office:value-type="percentage" office:value="0.87618907067575125" table:style-name="ce7">
            <text:p>87,6%</text:p>
          </table:table-cell>
          <table:table-cell office:value-type="float" office:value="2094066" table:style-name="ce5">
            <text:p>2.094.066</text:p>
          </table:table-cell>
          <table:table-cell office:value-type="float" office:value="927467" table:style-name="ce5">
            <text:p>927.467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478085" table:style-name="ce5">
            <text:p>478.085</text:p>
          </table:table-cell>
          <table:table-cell office:value-type="float" office:value="67500" table:style-name="ce5">
            <text:p>67.500</text:p>
          </table:table-cell>
          <table:table-cell office:value-type="float" office:value="179800" table:style-name="ce5">
            <text:p>179.800</text:p>
          </table:table-cell>
          <table:table-cell office:value-type="float" office:value="13050" table:style-name="ce5">
            <text:p>13.050</text:p>
          </table:table-cell>
          <table:table-cell office:value-type="float" office:value="738435" table:style-name="ce6">
            <text:p>738.435</text:p>
          </table:table-cell>
          <table:table-cell office:value-type="float" office:value="596069" table:style-name="ce6">
            <text:p>596.069</text:p>
          </table:table-cell>
          <table:table-cell office:value-type="percentage" office:value="0.80720577979104458" table:style-name="ce7">
            <text:p>80,7%</text:p>
          </table:table-cell>
          <table:table-cell office:value-type="float" office:value="406768" table:style-name="ce5">
            <text:p>406.768</text:p>
          </table:table-cell>
          <table:table-cell office:value-type="float" office:value="193739" table:style-name="ce5">
            <text:p>193.739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244095" table:style-name="ce5">
            <text:p>244.095</text:p>
          </table:table-cell>
          <table:table-cell office:value-type="float" office:value="34500" table:style-name="ce5">
            <text:p>34.500</text:p>
          </table:table-cell>
          <table:table-cell office:value-type="float" office:value="78700" table:style-name="ce5">
            <text:p>78.700</text:p>
          </table:table-cell>
          <table:table-cell office:value-type="float" office:value="5750" table:style-name="ce5">
            <text:p>5.750</text:p>
          </table:table-cell>
          <table:table-cell office:value-type="float" office:value="363045" table:style-name="ce6">
            <text:p>363.045</text:p>
          </table:table-cell>
          <table:table-cell office:value-type="float" office:value="335504" table:style-name="ce6">
            <text:p>335.504</text:p>
          </table:table-cell>
          <table:table-cell office:value-type="percentage" office:value="0.92413888085499041" table:style-name="ce7">
            <text:p>92,4%</text:p>
          </table:table-cell>
          <table:table-cell office:value-type="float" office:value="230591" table:style-name="ce5">
            <text:p>230.591</text:p>
          </table:table-cell>
          <table:table-cell office:value-type="float" office:value="110203" table:style-name="ce5">
            <text:p>110.203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885510" table:style-name="ce5">
            <text:p>885.510</text:p>
          </table:table-cell>
          <table:table-cell office:value-type="float" office:value="121800" table:style-name="ce5">
            <text:p>121.800</text:p>
          </table:table-cell>
          <table:table-cell office:value-type="float" office:value="264300" table:style-name="ce5">
            <text:p>264.300</text:p>
          </table:table-cell>
          <table:table-cell office:value-type="float" office:value="19250" table:style-name="ce5">
            <text:p>19.250</text:p>
          </table:table-cell>
          <table:table-cell office:value-type="float" office:value="1290860" table:style-name="ce6">
            <text:p>1.290.860</text:p>
          </table:table-cell>
          <table:table-cell office:value-type="float" office:value="1158120" table:style-name="ce6">
            <text:p>1.158.120</text:p>
          </table:table-cell>
          <table:table-cell office:value-type="percentage" office:value="0.89716932897448209" table:style-name="ce7">
            <text:p>89,7%</text:p>
          </table:table-cell>
          <table:table-cell office:value-type="float" office:value="818706" table:style-name="ce5">
            <text:p>818.706</text:p>
          </table:table-cell>
          <table:table-cell office:value-type="float" office:value="353216" table:style-name="ce5">
            <text:p>353.216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20700" table:style-name="ce5">
            <text:p>20.700</text:p>
          </table:table-cell>
          <table:table-cell office:value-type="float" office:value="3200" table:style-name="ce5">
            <text:p>3.200</text:p>
          </table:table-cell>
          <table:table-cell office:value-type="float" office:value="10600" table:style-name="ce5">
            <text:p>10.600</text:p>
          </table:table-cell>
          <table:table-cell office:value-type="float" office:value="750" table:style-name="ce5">
            <text:p>750</text:p>
          </table:table-cell>
          <table:table-cell office:value-type="float" office:value="35250" table:style-name="ce6">
            <text:p>35.250</text:p>
          </table:table-cell>
          <table:table-cell office:value-type="float" office:value="29897" table:style-name="ce6">
            <text:p>29.897</text:p>
          </table:table-cell>
          <table:table-cell office:value-type="percentage" office:value="0.84814184397163117" table:style-name="ce7">
            <text:p>84,8%</text:p>
          </table:table-cell>
          <table:table-cell office:value-type="float" office:value="22035" table:style-name="ce5">
            <text:p>22.035</text:p>
          </table:table-cell>
          <table:table-cell office:value-type="float" office:value="8412" table:style-name="ce5">
            <text:p>8.412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20700" table:style-name="ce5">
            <text:p>20.700</text:p>
          </table:table-cell>
          <table:table-cell office:value-type="float" office:value="3100" table:style-name="ce5">
            <text:p>3.100</text:p>
          </table:table-cell>
          <table:table-cell office:value-type="float" office:value="10600" table:style-name="ce5">
            <text:p>10.600</text:p>
          </table:table-cell>
          <table:table-cell office:value-type="float" office:value="750" table:style-name="ce5">
            <text:p>750</text:p>
          </table:table-cell>
          <table:table-cell office:value-type="float" office:value="35150" table:style-name="ce6">
            <text:p>35.150</text:p>
          </table:table-cell>
          <table:table-cell office:value-type="float" office:value="26891" table:style-name="ce6">
            <text:p>26.891</text:p>
          </table:table-cell>
          <table:table-cell office:value-type="percentage" office:value="0.76503556187766719" table:style-name="ce7">
            <text:p>76,5%</text:p>
          </table:table-cell>
          <table:table-cell office:value-type="float" office:value="19779" table:style-name="ce5">
            <text:p>19.779</text:p>
          </table:table-cell>
          <table:table-cell office:value-type="float" office:value="7578" table:style-name="ce5">
            <text:p>7.578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21840" table:style-name="ce5">
            <text:p>21.840</text:p>
          </table:table-cell>
          <table:table-cell office:value-type="float" office:value="3400" table:style-name="ce5">
            <text:p>3.400</text:p>
          </table:table-cell>
          <table:table-cell office:value-type="float" office:value="66100" table:style-name="ce5">
            <text:p>66.100</text:p>
          </table:table-cell>
          <table:table-cell office:value-type="float" office:value="0" table:style-name="ce5">
            <text:p>0</text:p>
          </table:table-cell>
          <table:table-cell office:value-type="float" office:value="91340" table:style-name="ce6">
            <text:p>91.340</text:p>
          </table:table-cell>
          <table:table-cell office:value-type="float" office:value="77758" table:style-name="ce6">
            <text:p>77.758</text:p>
          </table:table-cell>
          <table:table-cell office:value-type="percentage" office:value="0.85130282461134221" table:style-name="ce7">
            <text:p>85,1%</text:p>
          </table:table-cell>
          <table:table-cell office:value-type="float" office:value="68188" table:style-name="ce5">
            <text:p>68.188</text:p>
          </table:table-cell>
          <table:table-cell office:value-type="float" office:value="9570" table:style-name="ce5">
            <text:p>9.570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17052945" table:style-name="ce11">
            <text:p>17.052.945</text:p>
          </table:table-cell>
          <table:table-cell office:value-type="float" office:value="2395800" table:style-name="ce12">
            <text:p>2.395.800</text:p>
          </table:table-cell>
          <table:table-cell office:value-type="float" office:value="5713800" table:style-name="ce13">
            <text:p>5.713.800</text:p>
          </table:table-cell>
          <table:table-cell office:value-type="float" office:value="410400" table:style-name="ce14">
            <text:p>410.400</text:p>
          </table:table-cell>
          <table:table-cell office:value-type="float" office:value="25572945" table:style-name="ce15">
            <text:p>25.572.945</text:p>
          </table:table-cell>
          <table:table-cell office:value-type="float" office:value="22587343" table:style-name="ce15">
            <text:p>22.587.343</text:p>
          </table:table-cell>
          <table:table-cell office:value-type="percentage" office:value="0.88325153790460975" table:style-name="ce16">
            <text:p>88,3%</text:p>
          </table:table-cell>
          <table:table-cell office:value-type="float" office:value="15495889" table:style-name="ce15">
            <text:p>15.495.889</text:p>
          </table:table-cell>
          <table:table-cell office:value-type="float" office:value="7323426" table:style-name="ce15">
            <text:p>7.323.426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1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Denominador Poblacional CCAA</text:p>
          </table:table-cell>
          <table:table-cell office:value-type="string" table:style-name="ce20">
            <text:p>Persona institucionalizada con al menos 1 dosis (2)</text:p>
          </table:table-cell>
          <table:table-cell office:value-type="string" table:style-name="ce20">
            <text:p>Persona institucionalizada  Pauta Completa (2)<text:s/></text:p>
          </table:table-cell>
          <table:table-cell office:value-type="string" table:style-name="ce20">
            <text:p>% Con al menos 1 dosis sobre Denominador Poblacional CCAA</text:p>
          </table:table-cell>
          <table:table-cell office:value-type="string" table:style-name="ce20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41865" table:style-name="ce23">
            <text:p>41.865</text:p>
          </table:table-cell>
          <table:table-cell office:value-type="float" office:value="41865" table:style-name="ce23">
            <text:p>41.865</text:p>
          </table:table-cell>
          <table:table-cell office:value-type="float" office:value="40282" table:style-name="ce23">
            <text:p>40.282</text:p>
          </table:table-cell>
          <table:table-cell office:value-type="percentage" office:value="1" table:style-name="ce24">
            <text:p>100,0%</text:p>
          </table:table-cell>
          <table:table-cell office:value-type="percentage" office:value="0.9621879851904932" table:style-name="ce24">
            <text:p>96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18578" table:style-name="ce5">
            <text:p>18.578</text:p>
          </table:table-cell>
          <table:table-cell office:value-type="float" office:value="18473" table:style-name="ce5">
            <text:p>18.473</text:p>
          </table:table-cell>
          <table:table-cell office:value-type="float" office:value="17794" table:style-name="ce5">
            <text:p>17.794</text:p>
          </table:table-cell>
          <table:table-cell office:value-type="percentage" office:value="0.99434815373021856" table:style-name="ce25">
            <text:p>99,4%</text:p>
          </table:table-cell>
          <table:table-cell office:value-type="percentage" office:value="0.95779954785229837" table:style-name="ce25">
            <text:p>95,8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11948" table:style-name="ce5">
            <text:p>11.948</text:p>
          </table:table-cell>
          <table:table-cell office:value-type="float" office:value="11755" table:style-name="ce5">
            <text:p>11.755</text:p>
          </table:table-cell>
          <table:table-cell office:value-type="float" office:value="11168" table:style-name="ce5">
            <text:p>11.168</text:p>
          </table:table-cell>
          <table:table-cell office:value-type="percentage" office:value="0.98384666889856043" table:style-name="ce25">
            <text:p>98,4%</text:p>
          </table:table-cell>
          <table:table-cell office:value-type="percentage" office:value="0.93471710746568459" table:style-name="ce25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5496" table:style-name="ce5">
            <text:p>5.496</text:p>
          </table:table-cell>
          <table:table-cell office:value-type="float" office:value="5447" table:style-name="ce5">
            <text:p>5.447</text:p>
          </table:table-cell>
          <table:table-cell office:value-type="float" office:value="5244" table:style-name="ce5">
            <text:p>5.244</text:p>
          </table:table-cell>
          <table:table-cell office:value-type="percentage" office:value="0.99108442503639005" table:style-name="ce25">
            <text:p>99,1%</text:p>
          </table:table-cell>
          <table:table-cell office:value-type="percentage" office:value="0.95414847161572047" table:style-name="ce25">
            <text:p>95,4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10807" table:style-name="ce5">
            <text:p>10.807</text:p>
          </table:table-cell>
          <table:table-cell office:value-type="float" office:value="10798" table:style-name="ce5">
            <text:p>10.798</text:p>
          </table:table-cell>
          <table:table-cell office:value-type="float" office:value="9810" table:style-name="ce5">
            <text:p>9.810</text:p>
          </table:table-cell>
          <table:table-cell office:value-type="percentage" office:value="0.99916720644027024" table:style-name="ce25">
            <text:p>99,9%</text:p>
          </table:table-cell>
          <table:table-cell office:value-type="percentage" office:value="0.90774498010548721" table:style-name="ce25">
            <text:p>90,8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7470" table:style-name="ce5">
            <text:p>7.470</text:p>
          </table:table-cell>
          <table:table-cell office:value-type="float" office:value="7192" table:style-name="ce5">
            <text:p>7.192</text:p>
          </table:table-cell>
          <table:table-cell office:value-type="float" office:value="6982" table:style-name="ce5">
            <text:p>6.982</text:p>
          </table:table-cell>
          <table:table-cell office:value-type="percentage" office:value="0.96278447121820621" table:style-name="ce25">
            <text:p>96,3%</text:p>
          </table:table-cell>
          <table:table-cell office:value-type="percentage" office:value="0.9346720214190094" table:style-name="ce25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46500" table:style-name="ce5">
            <text:p>46.500</text:p>
          </table:table-cell>
          <table:table-cell office:value-type="float" office:value="46312" table:style-name="ce5">
            <text:p>46.312</text:p>
          </table:table-cell>
          <table:table-cell office:value-type="float" office:value="44765" table:style-name="ce5">
            <text:p>44.765</text:p>
          </table:table-cell>
          <table:table-cell office:value-type="percentage" office:value="0.9959569892473118" table:style-name="ce25">
            <text:p>99,6%</text:p>
          </table:table-cell>
          <table:table-cell office:value-type="percentage" office:value="0.95913978494623653" table:style-name="ce25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25566" table:style-name="ce5">
            <text:p>25.566</text:p>
          </table:table-cell>
          <table:table-cell office:value-type="float" office:value="25008" table:style-name="ce5">
            <text:p>25.008</text:p>
          </table:table-cell>
          <table:table-cell office:value-type="float" office:value="23753" table:style-name="ce5">
            <text:p>23.753</text:p>
          </table:table-cell>
          <table:table-cell office:value-type="percentage" office:value="0.97817413752640225" table:style-name="ce25">
            <text:p>97,8%</text:p>
          </table:table-cell>
          <table:table-cell office:value-type="percentage" office:value="0.92908550418524605" table:style-name="ce25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80207" table:style-name="ce5">
            <text:p>80.207</text:p>
          </table:table-cell>
          <table:table-cell office:value-type="float" office:value="79530" table:style-name="ce5">
            <text:p>79.530</text:p>
          </table:table-cell>
          <table:table-cell office:value-type="float" office:value="65521" table:style-name="ce5">
            <text:p>65.521</text:p>
          </table:table-cell>
          <table:table-cell office:value-type="percentage" office:value="0.99155934020721381" table:style-name="ce25">
            <text:p>99,2%</text:p>
          </table:table-cell>
          <table:table-cell office:value-type="percentage" office:value="0.81689877442118519" table:style-name="ce25">
            <text:p>81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30087" table:style-name="ce5">
            <text:p>30.087</text:p>
          </table:table-cell>
          <table:table-cell office:value-type="float" office:value="30087" table:style-name="ce5">
            <text:p>30.087</text:p>
          </table:table-cell>
          <table:table-cell office:value-type="float" office:value="28047" table:style-name="ce5">
            <text:p>28.047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3219662977365636" table:style-name="ce25">
            <text:p>93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14815" table:style-name="ce5">
            <text:p>14.815</text:p>
          </table:table-cell>
          <table:table-cell office:value-type="float" office:value="14657" table:style-name="ce5">
            <text:p>14.657</text:p>
          </table:table-cell>
          <table:table-cell office:value-type="float" office:value="14174" table:style-name="ce5">
            <text:p>14.174</text:p>
          </table:table-cell>
          <table:table-cell office:value-type="percentage" office:value="0.98933513331083367" table:style-name="ce25">
            <text:p>98,9%</text:p>
          </table:table-cell>
          <table:table-cell office:value-type="percentage" office:value="0.92867463549192175" table:style-name="ce25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23800" table:style-name="ce5">
            <text:p>23.800</text:p>
          </table:table-cell>
          <table:table-cell office:value-type="float" office:value="23453" table:style-name="ce5">
            <text:p>23.453</text:p>
          </table:table-cell>
          <table:table-cell office:value-type="float" office:value="22841" table:style-name="ce5">
            <text:p>22.841</text:p>
          </table:table-cell>
          <table:table-cell office:value-type="percentage" office:value="0.98542016806722688" table:style-name="ce25">
            <text:p>98,5%</text:p>
          </table:table-cell>
          <table:table-cell office:value-type="percentage" office:value="0.95970588235294119" table:style-name="ce25">
            <text:p>96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3390" table:style-name="ce5">
            <text:p>3.390</text:p>
          </table:table-cell>
          <table:table-cell office:value-type="float" office:value="3366" table:style-name="ce5">
            <text:p>3.366</text:p>
          </table:table-cell>
          <table:table-cell office:value-type="float" office:value="3254" table:style-name="ce5">
            <text:p>3.254</text:p>
          </table:table-cell>
          <table:table-cell office:value-type="percentage" office:value="0.99292035398230083" table:style-name="ce25">
            <text:p>99,3%</text:p>
          </table:table-cell>
          <table:table-cell office:value-type="percentage" office:value="0.95988200589970496" table:style-name="ce25">
            <text:p>96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52367" table:style-name="ce5">
            <text:p>52.367</text:p>
          </table:table-cell>
          <table:table-cell office:value-type="float" office:value="52367" table:style-name="ce5">
            <text:p>52.367</text:p>
          </table:table-cell>
          <table:table-cell office:value-type="float" office:value="49955" table:style-name="ce5">
            <text:p>49.955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5394045868581356" table:style-name="ce25">
            <text:p>95,4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11885" table:style-name="ce5">
            <text:p>11.885</text:p>
          </table:table-cell>
          <table:table-cell office:value-type="float" office:value="11334" table:style-name="ce5">
            <text:p>11.334</text:p>
          </table:table-cell>
          <table:table-cell office:value-type="float" office:value="10913" table:style-name="ce5">
            <text:p>10.913</text:p>
          </table:table-cell>
          <table:table-cell office:value-type="percentage" office:value="0.95363904080774087" table:style-name="ce25">
            <text:p>95,4%</text:p>
          </table:table-cell>
          <table:table-cell office:value-type="percentage" office:value="0.91821623895666804" table:style-name="ce25">
            <text:p>91,8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8343" table:style-name="ce5">
            <text:p>8.343</text:p>
          </table:table-cell>
          <table:table-cell office:value-type="float" office:value="8123" table:style-name="ce5">
            <text:p>8.123</text:p>
          </table:table-cell>
          <table:table-cell office:value-type="float" office:value="7960" table:style-name="ce5">
            <text:p>7.960</text:p>
          </table:table-cell>
          <table:table-cell office:value-type="percentage" office:value="0.97363058851731987" table:style-name="ce25">
            <text:p>97,4%</text:p>
          </table:table-cell>
          <table:table-cell office:value-type="percentage" office:value="0.95409325182787963" table:style-name="ce25">
            <text:p>95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24361" table:style-name="ce5">
            <text:p>24.361</text:p>
          </table:table-cell>
          <table:table-cell office:value-type="float" office:value="24361" table:style-name="ce5">
            <text:p>24.361</text:p>
          </table:table-cell>
          <table:table-cell office:value-type="float" office:value="20749" table:style-name="ce5">
            <text:p>20.749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6350322202694785" table:style-name="ce25">
            <text:p>86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98" table:style-name="ce5">
            <text:p>198</text:p>
          </table:table-cell>
          <table:table-cell office:value-type="float" office:value="196" table:style-name="ce5">
            <text:p>196</text:p>
          </table:table-cell>
          <table:table-cell office:value-type="float" office:value="192" table:style-name="ce5">
            <text:p>192</text:p>
          </table:table-cell>
          <table:table-cell office:value-type="percentage" office:value="0.98989898989898994" table:style-name="ce25">
            <text:p>99,0%</text:p>
          </table:table-cell>
          <table:table-cell office:value-type="percentage" office:value="0.96969696969696972" table:style-name="ce25">
            <text:p>97,0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325" table:style-name="ce5">
            <text:p>325</text:p>
          </table:table-cell>
          <table:table-cell office:value-type="float" office:value="329" table:style-name="ce5">
            <text:p>329</text:p>
          </table:table-cell>
          <table:table-cell office:value-type="float" office:value="323" table:style-name="ce5">
            <text:p>323</text:p>
          </table:table-cell>
          <table:table-cell office:value-type="percentage" office:value="1.0123076923076924" table:style-name="ce25">
            <text:p>101,2%</text:p>
          </table:table-cell>
          <table:table-cell office:value-type="percentage" office:value="0.99384615384615382" table:style-name="ce25">
            <text:p>99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418008" table:style-name="ce15">
            <text:p>418.008</text:p>
          </table:table-cell>
          <table:table-cell office:value-type="float" office:value="414653" table:style-name="ce15">
            <text:p>414.653</text:p>
          </table:table-cell>
          <table:table-cell office:value-type="float" office:value="383727" table:style-name="ce15">
            <text:p>383.727</text:p>
          </table:table-cell>
          <table:table-cell office:value-type="percentage" office:value="0.99197383782128568" table:style-name="ce26">
            <text:p>99,2%</text:p>
          </table:table-cell>
          <table:table-cell office:value-type="percentage" office:value="0.9179896078543951" table:style-name="ce26">
            <text:p>91,8%</text:p>
          </table:table-cell>
          <table:table-cell table:number-columns-repeated="16378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3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7">
          <table:table-cell table:style-name="ce19"/>
          <table:table-cell office:value-type="string" table:style-name="ce27">
            <text:p>Población a vacunar mayor de 60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1980044" table:style-name="ce23">
            <text:p>1.980.044</text:p>
          </table:table-cell>
          <table:table-cell office:value-type="float" office:value="1827844" table:style-name="ce23">
            <text:p>1.827.844</text:p>
          </table:table-cell>
          <table:table-cell office:value-type="percentage" office:value="0.92313302128639563" table:style-name="ce28">
            <text:p>92,3%</text:p>
          </table:table-cell>
          <table:table-cell office:value-type="float" office:value="992347" table:style-name="ce23">
            <text:p>992.347</text:p>
          </table:table-cell>
          <table:table-cell office:value-type="percentage" office:value="0.50117421633054615" table:style-name="ce28">
            <text:p>50,1%</text:p>
          </table:table-cell>
          <table:table-cell office:value-type="date" office:date-value="2021-05-17T00:00:00" table:style-name="ce29">
            <text:p>1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374129" table:style-name="ce5">
            <text:p>374.129</text:p>
          </table:table-cell>
          <table:table-cell office:value-type="float" office:value="349705" table:style-name="ce5">
            <text:p>349.705</text:p>
          </table:table-cell>
          <table:table-cell office:value-type="percentage" office:value="0.9347177043212368" table:style-name="ce30">
            <text:p>93,5%</text:p>
          </table:table-cell>
          <table:table-cell office:value-type="float" office:value="203178" table:style-name="ce5">
            <text:p>203.178</text:p>
          </table:table-cell>
          <table:table-cell office:value-type="percentage" office:value="0.54306936912134585" table:style-name="ce30">
            <text:p>54,3%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346727" table:style-name="ce5">
            <text:p>346.727</text:p>
          </table:table-cell>
          <table:table-cell office:value-type="float" office:value="328154" table:style-name="ce5">
            <text:p>328.154</text:p>
          </table:table-cell>
          <table:table-cell office:value-type="percentage" office:value="0.94643336111695942" table:style-name="ce30">
            <text:p>94,6%</text:p>
          </table:table-cell>
          <table:table-cell office:value-type="float" office:value="179655" table:style-name="ce5">
            <text:p>179.655</text:p>
          </table:table-cell>
          <table:table-cell office:value-type="percentage" office:value="0.51814539969486084" table:style-name="ce30">
            <text:p>51,8%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247289" table:style-name="ce5">
            <text:p>247.289</text:p>
          </table:table-cell>
          <table:table-cell office:value-type="float" office:value="215112" table:style-name="ce5">
            <text:p>215.112</text:p>
          </table:table-cell>
          <table:table-cell office:value-type="percentage" office:value="0.86988098944959136" table:style-name="ce30">
            <text:p>87,0%</text:p>
          </table:table-cell>
          <table:table-cell office:value-type="float" office:value="107901" table:style-name="ce5">
            <text:p>107.901</text:p>
          </table:table-cell>
          <table:table-cell office:value-type="percentage" office:value="0.43633562350124755" table:style-name="ce30">
            <text:p>43,6%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479859" table:style-name="ce5">
            <text:p>479.859</text:p>
          </table:table-cell>
          <table:table-cell office:value-type="float" office:value="414193" table:style-name="ce5">
            <text:p>414.193</text:p>
          </table:table-cell>
          <table:table-cell office:value-type="percentage" office:value="0.86315563530120309" table:style-name="ce30">
            <text:p>86,3%</text:p>
          </table:table-cell>
          <table:table-cell office:value-type="float" office:value="207737" table:style-name="ce5">
            <text:p>207.737</text:p>
          </table:table-cell>
          <table:table-cell office:value-type="percentage" office:value="0.43291258473843358" table:style-name="ce30">
            <text:p>43,3%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171453" table:style-name="ce5">
            <text:p>171.453</text:p>
          </table:table-cell>
          <table:table-cell office:value-type="float" office:value="160143" table:style-name="ce5">
            <text:p>160.143</text:p>
          </table:table-cell>
          <table:table-cell office:value-type="percentage" office:value="0.934034400097986" table:style-name="ce30">
            <text:p>93,4%</text:p>
          </table:table-cell>
          <table:table-cell office:value-type="float" office:value="83636" table:style-name="ce5">
            <text:p>83.636</text:p>
          </table:table-cell>
          <table:table-cell office:value-type="percentage" office:value="0.48780715414720072" table:style-name="ce30">
            <text:p>48,8%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787642" table:style-name="ce5">
            <text:p>787.642</text:p>
          </table:table-cell>
          <table:table-cell office:value-type="float" office:value="756459" table:style-name="ce5">
            <text:p>756.459</text:p>
          </table:table-cell>
          <table:table-cell office:value-type="percentage" office:value="0.96040967850876413" table:style-name="ce30">
            <text:p>96,0%</text:p>
          </table:table-cell>
          <table:table-cell office:value-type="float" office:value="445025" table:style-name="ce5">
            <text:p>445.025</text:p>
          </table:table-cell>
          <table:table-cell office:value-type="percentage" office:value="0.56500923008168691" table:style-name="ce30">
            <text:p>56,5%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512739" table:style-name="ce5">
            <text:p>512.739</text:p>
          </table:table-cell>
          <table:table-cell office:value-type="float" office:value="482373" table:style-name="ce5">
            <text:p>482.373</text:p>
          </table:table-cell>
          <table:table-cell office:value-type="percentage" office:value="0.94077688648610691" table:style-name="ce30">
            <text:p>94,1%</text:p>
          </table:table-cell>
          <table:table-cell office:value-type="float" office:value="257766" table:style-name="ce5">
            <text:p>257.766</text:p>
          </table:table-cell>
          <table:table-cell office:value-type="percentage" office:value="0.5027236079174785" table:style-name="ce30">
            <text:p>50,3%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1920072" table:style-name="ce5">
            <text:p>1.920.072</text:p>
          </table:table-cell>
          <table:table-cell office:value-type="float" office:value="1713778" table:style-name="ce5">
            <text:p>1.713.778</text:p>
          </table:table-cell>
          <table:table-cell office:value-type="percentage" office:value="0.89255923736193221" table:style-name="ce30">
            <text:p>89,3%</text:p>
          </table:table-cell>
          <table:table-cell office:value-type="float" office:value="852668" table:style-name="ce5">
            <text:p>852.668</text:p>
          </table:table-cell>
          <table:table-cell office:value-type="percentage" office:value="0.44408126361928096" table:style-name="ce30">
            <text:p>44,4%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1295121" table:style-name="ce5">
            <text:p>1.295.121</text:p>
          </table:table-cell>
          <table:table-cell office:value-type="float" office:value="1205065" table:style-name="ce5">
            <text:p>1.205.065</text:p>
          </table:table-cell>
          <table:table-cell office:value-type="percentage" office:value="0.93046518433412784" table:style-name="ce30">
            <text:p>93,0%</text:p>
          </table:table-cell>
          <table:table-cell office:value-type="float" office:value="598405" table:style-name="ce5">
            <text:p>598.405</text:p>
          </table:table-cell>
          <table:table-cell office:value-type="percentage" office:value="0.46204563125761994" table:style-name="ce30">
            <text:p>46,2%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293178" table:style-name="ce5">
            <text:p>293.178</text:p>
          </table:table-cell>
          <table:table-cell office:value-type="float" office:value="293068" table:style-name="ce5">
            <text:p>293.068</text:p>
          </table:table-cell>
          <table:table-cell office:value-type="percentage" office:value="0.9996248013152419" table:style-name="ce30">
            <text:p>100,0%</text:p>
          </table:table-cell>
          <table:table-cell office:value-type="float" office:value="162746" table:style-name="ce5">
            <text:p>162.746</text:p>
          </table:table-cell>
          <table:table-cell office:value-type="percentage" office:value="0.55510986499669146" table:style-name="ce30">
            <text:p>55,5%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870991" table:style-name="ce5">
            <text:p>870.991</text:p>
          </table:table-cell>
          <table:table-cell office:value-type="float" office:value="835062" table:style-name="ce5">
            <text:p>835.062</text:p>
          </table:table-cell>
          <table:table-cell office:value-type="percentage" office:value="0.95874928673200988" table:style-name="ce30">
            <text:p>95,9%</text:p>
          </table:table-cell>
          <table:table-cell office:value-type="float" office:value="471588" table:style-name="ce5">
            <text:p>471.588</text:p>
          </table:table-cell>
          <table:table-cell office:value-type="percentage" office:value="0.54143843047746765" table:style-name="ce30">
            <text:p>54,1%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88050" table:style-name="ce5">
            <text:p>88.050</text:p>
          </table:table-cell>
          <table:table-cell office:value-type="float" office:value="86010" table:style-name="ce5">
            <text:p>86.010</text:p>
          </table:table-cell>
          <table:table-cell office:value-type="percentage" office:value="0.9768313458262351" table:style-name="ce30">
            <text:p>97,7%</text:p>
          </table:table-cell>
          <table:table-cell office:value-type="float" office:value="48392" table:style-name="ce5">
            <text:p>48.392</text:p>
          </table:table-cell>
          <table:table-cell office:value-type="percentage" office:value="0.54959681998864285" table:style-name="ce30">
            <text:p>55,0%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1593526" table:style-name="ce5">
            <text:p>1.593.526</text:p>
          </table:table-cell>
          <table:table-cell office:value-type="float" office:value="1450589" table:style-name="ce5">
            <text:p>1.450.589</text:p>
          </table:table-cell>
          <table:table-cell office:value-type="percentage" office:value="0.91030143216991755" table:style-name="ce30">
            <text:p>91,0%</text:p>
          </table:table-cell>
          <table:table-cell office:value-type="float" office:value="735049" table:style-name="ce5">
            <text:p>735.049</text:p>
          </table:table-cell>
          <table:table-cell office:value-type="percentage" office:value="0.4612720470202557" table:style-name="ce30">
            <text:p>46,1%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319579" table:style-name="ce5">
            <text:p>319.579</text:p>
          </table:table-cell>
          <table:table-cell office:value-type="float" office:value="284235" table:style-name="ce5">
            <text:p>284.235</text:p>
          </table:table-cell>
          <table:table-cell office:value-type="percentage" office:value="0.88940449779240816" table:style-name="ce30">
            <text:p>88,9%</text:p>
          </table:table-cell>
          <table:table-cell office:value-type="float" office:value="145218" table:style-name="ce5">
            <text:p>145.218</text:p>
          </table:table-cell>
          <table:table-cell office:value-type="percentage" office:value="0.45440407536164767" table:style-name="ce30">
            <text:p>45,4%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170802" table:style-name="ce5">
            <text:p>170.802</text:p>
          </table:table-cell>
          <table:table-cell office:value-type="float" office:value="163414" table:style-name="ce5">
            <text:p>163.414</text:p>
          </table:table-cell>
          <table:table-cell office:value-type="percentage" office:value="0.95674523717520876" table:style-name="ce30">
            <text:p>95,7%</text:p>
          </table:table-cell>
          <table:table-cell office:value-type="float" office:value="86937" table:style-name="ce5">
            <text:p>86.937</text:p>
          </table:table-cell>
          <table:table-cell office:value-type="percentage" office:value="0.50899286893596096" table:style-name="ce30">
            <text:p>50,9%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651150" table:style-name="ce5">
            <text:p>651.150</text:p>
          </table:table-cell>
          <table:table-cell office:value-type="float" office:value="621865" table:style-name="ce5">
            <text:p>621.865</text:p>
          </table:table-cell>
          <table:table-cell office:value-type="percentage" office:value="0.95502572371957306" table:style-name="ce30">
            <text:p>95,5%</text:p>
          </table:table-cell>
          <table:table-cell office:value-type="float" office:value="282874" table:style-name="ce5">
            <text:p>282.874</text:p>
          </table:table-cell>
          <table:table-cell office:value-type="percentage" office:value="0.43442217614988865" table:style-name="ce30">
            <text:p>43,4%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4780" table:style-name="ce5">
            <text:p>14.780</text:p>
          </table:table-cell>
          <table:table-cell office:value-type="float" office:value="11929" table:style-name="ce5">
            <text:p>11.929</text:p>
          </table:table-cell>
          <table:table-cell office:value-type="percentage" office:value="0.80710419485791607" table:style-name="ce30">
            <text:p>80,7%</text:p>
          </table:table-cell>
          <table:table-cell office:value-type="float" office:value="6649" table:style-name="ce5">
            <text:p>6.649</text:p>
          </table:table-cell>
          <table:table-cell office:value-type="percentage" office:value="0.44986468200270635" table:style-name="ce30">
            <text:p>45,0%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13924" table:style-name="ce5">
            <text:p>13.924</text:p>
          </table:table-cell>
          <table:table-cell office:value-type="float" office:value="10331" table:style-name="ce5">
            <text:p>10.331</text:p>
          </table:table-cell>
          <table:table-cell office:value-type="percentage" office:value="0.74195633438667052" table:style-name="ce30">
            <text:p>74,2%</text:p>
          </table:table-cell>
          <table:table-cell office:value-type="float" office:value="5896" table:style-name="ce5">
            <text:p>5.896</text:p>
          </table:table-cell>
          <table:table-cell office:value-type="percentage" office:value="0.42344153978741739" table:style-name="ce30">
            <text:p>42,3%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207" table:style-name="ce5">
            <text:p>3.207</text:p>
          </table:table-cell>
          <table:table-cell office:value-type="string" table:style-name="ce30">
            <text:p>-</text:p>
          </table:table-cell>
          <table:table-cell office:value-type="float" office:value="632" table:style-name="ce5">
            <text:p>632</text:p>
          </table:table-cell>
          <table:table-cell office:value-type="string" table:style-name="ce30">
            <text:p>-</text:p>
          </table:table-cell>
          <table:table-cell office:value-type="date" office:date-value="2021-05-17T00:00:00" table:style-name="ce8">
            <text:p>17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2131055" table:style-name="ce15">
            <text:p>12.131.055</text:p>
          </table:table-cell>
          <table:table-cell office:value-type="float" office:value="11212536" table:style-name="ce15">
            <text:p>11.212.536</text:p>
          </table:table-cell>
          <table:table-cell office:value-type="percentage" office:value="0.92428366700175701" table:style-name="ce16">
            <text:p>92,4%</text:p>
          </table:table-cell>
          <table:table-cell office:value-type="float" office:value="5874299" table:style-name="ce15">
            <text:p>5.874.299</text:p>
          </table:table-cell>
          <table:table-cell office:value-type="percentage" office:value="0.48423644934426563" table:style-name="ce16">
            <text:p>48,4%</text:p>
          </table:table-cell>
          <table:table-cell table:style-name="ce31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2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default-cell-style-name="ce47"/>
        <table:table-column table:style-name="co3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con al menos 1 dosis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5">
            <text:p>Total Personas con al menos 1 dosis</text:p>
          </table:table-cell>
          <table:table-cell office:value-type="string" table:style-name="ce35">
            <text:p>Total Población INE Población a Vacunar (1)</text:p>
          </table:table-cell>
          <table:table-cell office:value-type="string" table:style-name="ce36">
            <text:p>% Con al menos 1 dosis sobre Población a Vacunar INE</text:p>
          </table:table-cell>
          <table:table-cell table:number-columns-repeated="16359" table:style-name="ce37"/>
        </table:table-row>
        <table:table-row table:style-name="ro4">
          <table:table-cell office:value-type="string" table:style-name="ce38">
            <text:p>Andalucía</text:p>
          </table:table-cell>
          <table:table-cell office:value-type="float" office:value="428139" table:style-name="ce39">
            <text:p>428.139</text:p>
          </table:table-cell>
          <table:table-cell office:value-type="float" office:value="413516" table:style-name="ce39">
            <text:p>413.516</text:p>
          </table:table-cell>
          <table:table-cell office:value-type="percentage" office:value="1" table:style-name="ce40">
            <text:p>100,0%</text:p>
          </table:table-cell>
          <table:table-cell office:value-type="float" office:value="629704" table:style-name="ce39">
            <text:p>629.704</text:p>
          </table:table-cell>
          <table:table-cell office:value-type="float" office:value="650381" table:style-name="ce39">
            <text:p>650.381</text:p>
          </table:table-cell>
          <table:table-cell office:value-type="percentage" office:value="0.96820786585093965" table:style-name="ce40">
            <text:p>96,8%</text:p>
          </table:table-cell>
          <table:table-cell office:value-type="float" office:value="770001" table:style-name="ce39">
            <text:p>770.001</text:p>
          </table:table-cell>
          <table:table-cell office:value-type="float" office:value="916147" table:style-name="ce39">
            <text:p>916.147</text:p>
          </table:table-cell>
          <table:table-cell office:value-type="percentage" office:value="0.84047756528155415" table:style-name="ce40">
            <text:p>84,0%</text:p>
          </table:table-cell>
          <table:table-cell office:value-type="float" office:value="394606" table:style-name="ce39">
            <text:p>394.606</text:p>
          </table:table-cell>
          <table:table-cell office:value-type="float" office:value="1265021" table:style-name="ce39">
            <text:p>1.265.021</text:p>
          </table:table-cell>
          <table:table-cell office:value-type="percentage" office:value="0.31193632358672307" table:style-name="ce40">
            <text:p>31,2%</text:p>
          </table:table-cell>
          <table:table-cell office:value-type="float" office:value="361784" table:style-name="ce39">
            <text:p>361.784</text:p>
          </table:table-cell>
          <table:table-cell office:value-type="float" office:value="3009381" table:style-name="ce39">
            <text:p>3.009.381</text:p>
          </table:table-cell>
          <table:table-cell office:value-type="percentage" office:value="0.12021874265837393" table:style-name="ce40">
            <text:p>12,0%</text:p>
          </table:table-cell>
          <table:table-cell office:value-type="float" office:value="33433" table:style-name="ce39">
            <text:p>33.433</text:p>
          </table:table-cell>
          <table:table-cell office:value-type="float" office:value="625846" table:style-name="ce39">
            <text:p>625.846</text:p>
          </table:table-cell>
          <table:table-cell office:value-type="percentage" office:value="5.342049002470256E-2" table:style-name="ce40">
            <text:p>5,3%</text:p>
          </table:table-cell>
          <table:table-cell office:value-type="float" office:value="454" table:style-name="ce39">
            <text:p>454</text:p>
          </table:table-cell>
          <table:table-cell office:value-type="float" office:value="181921" table:style-name="ce39">
            <text:p>181.921</text:p>
          </table:table-cell>
          <table:table-cell office:value-type="percentage" office:value="2.4955887445649487E-3" table:style-name="ce40">
            <text:p>0,2%</text:p>
          </table:table-cell>
          <table:table-cell office:value-type="float" office:value="2618121" table:style-name="ce39">
            <text:p>2.618.121</text:p>
          </table:table-cell>
          <table:table-cell office:value-type="float" office:value="7062213" table:style-name="ce39">
            <text:p>7.062.213</text:p>
          </table:table-cell>
          <table:table-cell office:value-type="percentage" office:value="0.37072246334116515" table:style-name="ce40">
            <text:p>37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ragón</text:p>
          </table:table-cell>
          <table:table-cell office:value-type="float" office:value="99998" table:style-name="ce42">
            <text:p>99.998</text:p>
          </table:table-cell>
          <table:table-cell office:value-type="float" office:value="98807" table:style-name="ce42">
            <text:p>98.807</text:p>
          </table:table-cell>
          <table:table-cell office:value-type="percentage" office:value="1" table:style-name="ce43">
            <text:p>100,0%</text:p>
          </table:table-cell>
          <table:table-cell office:value-type="float" office:value="114981" table:style-name="ce42">
            <text:p>114.981</text:p>
          </table:table-cell>
          <table:table-cell office:value-type="float" office:value="118955" table:style-name="ce42">
            <text:p>118.955</text:p>
          </table:table-cell>
          <table:table-cell office:value-type="percentage" office:value="0.96659240889411957" table:style-name="ce43">
            <text:p>96,7%</text:p>
          </table:table-cell>
          <table:table-cell office:value-type="float" office:value="134726" table:style-name="ce42">
            <text:p>134.726</text:p>
          </table:table-cell>
          <table:table-cell office:value-type="float" office:value="156367" table:style-name="ce42">
            <text:p>156.367</text:p>
          </table:table-cell>
          <table:table-cell office:value-type="percentage" office:value="0.86160123299673208" table:style-name="ce43">
            <text:p>86,2%</text:p>
          </table:table-cell>
          <table:table-cell office:value-type="float" office:value="55626" table:style-name="ce42">
            <text:p>55.626</text:p>
          </table:table-cell>
          <table:table-cell office:value-type="float" office:value="198266" table:style-name="ce42">
            <text:p>198.266</text:p>
          </table:table-cell>
          <table:table-cell office:value-type="percentage" office:value="0.28056247667275275" table:style-name="ce43">
            <text:p>28,1%</text:p>
          </table:table-cell>
          <table:table-cell office:value-type="float" office:value="57778" table:style-name="ce42">
            <text:p>57.778</text:p>
          </table:table-cell>
          <table:table-cell office:value-type="float" office:value="446083" table:style-name="ce42">
            <text:p>446.083</text:p>
          </table:table-cell>
          <table:table-cell office:value-type="percentage" office:value="0.12952298114924801" table:style-name="ce43">
            <text:p>13,0%</text:p>
          </table:table-cell>
          <table:table-cell office:value-type="float" office:value="6377" table:style-name="ce42">
            <text:p>6.377</text:p>
          </table:table-cell>
          <table:table-cell office:value-type="float" office:value="89180" table:style-name="ce42">
            <text:p>89.180</text:p>
          </table:table-cell>
          <table:table-cell office:value-type="percentage" office:value="7.1507064364207215E-2" table:style-name="ce43">
            <text:p>7,2%</text:p>
          </table:table-cell>
          <table:table-cell office:value-type="float" office:value="48" table:style-name="ce42">
            <text:p>48</text:p>
          </table:table-cell>
          <table:table-cell office:value-type="float" office:value="25106" table:style-name="ce42">
            <text:p>25.106</text:p>
          </table:table-cell>
          <table:table-cell office:value-type="percentage" office:value="1.9118935712578665E-3" table:style-name="ce43">
            <text:p>0,2%</text:p>
          </table:table-cell>
          <table:table-cell office:value-type="float" office:value="469534" table:style-name="ce42">
            <text:p>469.534</text:p>
          </table:table-cell>
          <table:table-cell office:value-type="float" office:value="1132764" table:style-name="ce42">
            <text:p>1.132.764</text:p>
          </table:table-cell>
          <table:table-cell office:value-type="percentage" office:value="0.41450293264969579" table:style-name="ce43">
            <text:p>41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sturias<text:s/></text:p>
          </table:table-cell>
          <table:table-cell office:value-type="float" office:value="87759" table:style-name="ce42">
            <text:p>87.759</text:p>
          </table:table-cell>
          <table:table-cell office:value-type="float" office:value="87826" table:style-name="ce42">
            <text:p>87.826</text:p>
          </table:table-cell>
          <table:table-cell office:value-type="percentage" office:value="0.99923712795755248" table:style-name="ce43">
            <text:p>99,9%</text:p>
          </table:table-cell>
          <table:table-cell office:value-type="float" office:value="111179" table:style-name="ce42">
            <text:p>111.179</text:p>
          </table:table-cell>
          <table:table-cell office:value-type="float" office:value="109249" table:style-name="ce42">
            <text:p>109.249</text:p>
          </table:table-cell>
          <table:table-cell office:value-type="percentage" office:value="1" table:style-name="ce43">
            <text:p>100,0%</text:p>
          </table:table-cell>
          <table:table-cell office:value-type="float" office:value="129216" table:style-name="ce42">
            <text:p>129.216</text:p>
          </table:table-cell>
          <table:table-cell office:value-type="float" office:value="149652" table:style-name="ce42">
            <text:p>149.652</text:p>
          </table:table-cell>
          <table:table-cell office:value-type="percentage" office:value="0.86344318819661614" table:style-name="ce43">
            <text:p>86,3%</text:p>
          </table:table-cell>
          <table:table-cell office:value-type="float" office:value="56044" table:style-name="ce42">
            <text:p>56.044</text:p>
          </table:table-cell>
          <table:table-cell office:value-type="float" office:value="162645" table:style-name="ce42">
            <text:p>162.645</text:p>
          </table:table-cell>
          <table:table-cell office:value-type="percentage" office:value="0.34457868363614008" table:style-name="ce43">
            <text:p>34,5%</text:p>
          </table:table-cell>
          <table:table-cell office:value-type="float" office:value="44012" table:style-name="ce42">
            <text:p>44.012</text:p>
          </table:table-cell>
          <table:table-cell office:value-type="float" office:value="322095" table:style-name="ce42">
            <text:p>322.095</text:p>
          </table:table-cell>
          <table:table-cell office:value-type="percentage" office:value="0.13664291590990235" table:style-name="ce43">
            <text:p>13,7%</text:p>
          </table:table-cell>
          <table:table-cell office:value-type="float" office:value="4478" table:style-name="ce42">
            <text:p>4.478</text:p>
          </table:table-cell>
          <table:table-cell office:value-type="float" office:value="54179" table:style-name="ce42">
            <text:p>54.179</text:p>
          </table:table-cell>
          <table:table-cell office:value-type="percentage" office:value="8.2651950017534476E-2" table:style-name="ce43">
            <text:p>8,3%</text:p>
          </table:table-cell>
          <table:table-cell office:value-type="float" office:value="41" table:style-name="ce42">
            <text:p>41</text:p>
          </table:table-cell>
          <table:table-cell office:value-type="float" office:value="15563" table:style-name="ce42">
            <text:p>15.563</text:p>
          </table:table-cell>
          <table:table-cell office:value-type="percentage" office:value="2.634453511533766E-3" table:style-name="ce43">
            <text:p>0,3%</text:p>
          </table:table-cell>
          <table:table-cell office:value-type="float" office:value="432729" table:style-name="ce42">
            <text:p>432.729</text:p>
          </table:table-cell>
          <table:table-cell office:value-type="float" office:value="901209" table:style-name="ce42">
            <text:p>901.209</text:p>
          </table:table-cell>
          <table:table-cell office:value-type="percentage" office:value="0.48016497837904415" table:style-name="ce43">
            <text:p>48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Baleares</text:p>
          </table:table-cell>
          <table:table-cell office:value-type="float" office:value="49977" table:style-name="ce42">
            <text:p>49.977</text:p>
          </table:table-cell>
          <table:table-cell office:value-type="float" office:value="49542" table:style-name="ce42">
            <text:p>49.542</text:p>
          </table:table-cell>
          <table:table-cell office:value-type="percentage" office:value="1" table:style-name="ce43">
            <text:p>100,0%</text:p>
          </table:table-cell>
          <table:table-cell office:value-type="float" office:value="74477" table:style-name="ce42">
            <text:p>74.477</text:p>
          </table:table-cell>
          <table:table-cell office:value-type="float" office:value="80516" table:style-name="ce42">
            <text:p>80.516</text:p>
          </table:table-cell>
          <table:table-cell office:value-type="percentage" office:value="0.92499627403249041" table:style-name="ce43">
            <text:p>92,5%</text:p>
          </table:table-cell>
          <table:table-cell office:value-type="float" office:value="90658" table:style-name="ce42">
            <text:p>90.658</text:p>
          </table:table-cell>
          <table:table-cell office:value-type="float" office:value="117231" table:style-name="ce42">
            <text:p>117.231</text:p>
          </table:table-cell>
          <table:table-cell office:value-type="percentage" office:value="0.77332787402649472" table:style-name="ce43">
            <text:p>77,3%</text:p>
          </table:table-cell>
          <table:table-cell office:value-type="float" office:value="51996" table:style-name="ce42">
            <text:p>51.996</text:p>
          </table:table-cell>
          <table:table-cell office:value-type="float" office:value="165797" table:style-name="ce42">
            <text:p>165.797</text:p>
          </table:table-cell>
          <table:table-cell office:value-type="percentage" office:value="0.31361242965795522" table:style-name="ce43">
            <text:p>31,4%</text:p>
          </table:table-cell>
          <table:table-cell office:value-type="float" office:value="47822" table:style-name="ce42">
            <text:p>47.822</text:p>
          </table:table-cell>
          <table:table-cell office:value-type="float" office:value="464054" table:style-name="ce42">
            <text:p>464.054</text:p>
          </table:table-cell>
          <table:table-cell office:value-type="percentage" office:value="0.10305266197468398" table:style-name="ce43">
            <text:p>10,3%</text:p>
          </table:table-cell>
          <table:table-cell office:value-type="float" office:value="4176" table:style-name="ce42">
            <text:p>4.176</text:p>
          </table:table-cell>
          <table:table-cell office:value-type="float" office:value="85839" table:style-name="ce42">
            <text:p>85.839</text:p>
          </table:table-cell>
          <table:table-cell office:value-type="percentage" office:value="4.8649215391605216E-2" table:style-name="ce43">
            <text:p>4,9%</text:p>
          </table:table-cell>
          <table:table-cell office:value-type="float" office:value="39" table:style-name="ce42">
            <text:p>39</text:p>
          </table:table-cell>
          <table:table-cell office:value-type="float" office:value="23300" table:style-name="ce42">
            <text:p>23.300</text:p>
          </table:table-cell>
          <table:table-cell office:value-type="percentage" office:value="1.6738197424892704E-3" table:style-name="ce43">
            <text:p>0,2%</text:p>
          </table:table-cell>
          <table:table-cell office:value-type="float" office:value="319145" table:style-name="ce42">
            <text:p>319.145</text:p>
          </table:table-cell>
          <table:table-cell office:value-type="float" office:value="986279" table:style-name="ce42">
            <text:p>986.279</text:p>
          </table:table-cell>
          <table:table-cell office:value-type="percentage" office:value="0.32358490852993932" table:style-name="ce43">
            <text:p>32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arias</text:p>
          </table:table-cell>
          <table:table-cell office:value-type="float" office:value="89531" table:style-name="ce42">
            <text:p>89.531</text:p>
          </table:table-cell>
          <table:table-cell office:value-type="float" office:value="90236" table:style-name="ce42">
            <text:p>90.236</text:p>
          </table:table-cell>
          <table:table-cell office:value-type="percentage" office:value="0.99218715368589028" table:style-name="ce43">
            <text:p>99,2%</text:p>
          </table:table-cell>
          <table:table-cell office:value-type="float" office:value="141910" table:style-name="ce42">
            <text:p>141.910</text:p>
          </table:table-cell>
          <table:table-cell office:value-type="float" office:value="154531" table:style-name="ce42">
            <text:p>154.531</text:p>
          </table:table-cell>
          <table:table-cell office:value-type="percentage" office:value="0.91832706706097811" table:style-name="ce43">
            <text:p>91,8%</text:p>
          </table:table-cell>
          <table:table-cell office:value-type="float" office:value="182752" table:style-name="ce42">
            <text:p>182.752</text:p>
          </table:table-cell>
          <table:table-cell office:value-type="float" office:value="235092" table:style-name="ce42">
            <text:p>235.092</text:p>
          </table:table-cell>
          <table:table-cell office:value-type="percentage" office:value="0.77736375546594527" table:style-name="ce43">
            <text:p>77,7%</text:p>
          </table:table-cell>
          <table:table-cell office:value-type="float" office:value="77019" table:style-name="ce42">
            <text:p>77.019</text:p>
          </table:table-cell>
          <table:table-cell office:value-type="float" office:value="350512" table:style-name="ce42">
            <text:p>350.512</text:p>
          </table:table-cell>
          <table:table-cell office:value-type="percentage" office:value="0.21973284794814443" table:style-name="ce43">
            <text:p>22,0%</text:p>
          </table:table-cell>
          <table:table-cell office:value-type="float" office:value="83138" table:style-name="ce42">
            <text:p>83.138</text:p>
          </table:table-cell>
          <table:table-cell office:value-type="float" office:value="832411" table:style-name="ce42">
            <text:p>832.411</text:p>
          </table:table-cell>
          <table:table-cell office:value-type="percentage" office:value="9.9876142914978303E-2" table:style-name="ce43">
            <text:p>10,0%</text:p>
          </table:table-cell>
          <table:table-cell office:value-type="float" office:value="7137" table:style-name="ce42">
            <text:p>7.137</text:p>
          </table:table-cell>
          <table:table-cell office:value-type="float" office:value="163899" table:style-name="ce42">
            <text:p>163.899</text:p>
          </table:table-cell>
          <table:table-cell office:value-type="percentage" office:value="4.354511009829224E-2" table:style-name="ce43">
            <text:p>4,4%</text:p>
          </table:table-cell>
          <table:table-cell office:value-type="float" office:value="66" table:style-name="ce42">
            <text:p>66</text:p>
          </table:table-cell>
          <table:table-cell office:value-type="float" office:value="44352" table:style-name="ce42">
            <text:p>44.352</text:p>
          </table:table-cell>
          <table:table-cell office:value-type="percentage" office:value="1.488095238095238E-3" table:style-name="ce43">
            <text:p>0,1%</text:p>
          </table:table-cell>
          <table:table-cell office:value-type="float" office:value="581553" table:style-name="ce42">
            <text:p>581.553</text:p>
          </table:table-cell>
          <table:table-cell office:value-type="float" office:value="1871033" table:style-name="ce42">
            <text:p>1.871.033</text:p>
          </table:table-cell>
          <table:table-cell office:value-type="percentage" office:value="0.31081921056443151" table:style-name="ce43">
            <text:p>31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tabria</text:p>
          </table:table-cell>
          <table:table-cell office:value-type="float" office:value="41826" table:style-name="ce42">
            <text:p>41.826</text:p>
          </table:table-cell>
          <table:table-cell office:value-type="float" office:value="41042" table:style-name="ce42">
            <text:p>41.042</text:p>
          </table:table-cell>
          <table:table-cell office:value-type="percentage" office:value="1" table:style-name="ce43">
            <text:p>100,0%</text:p>
          </table:table-cell>
          <table:table-cell office:value-type="float" office:value="54681" table:style-name="ce42">
            <text:p>54.681</text:p>
          </table:table-cell>
          <table:table-cell office:value-type="float" office:value="53066" table:style-name="ce42">
            <text:p>53.066</text:p>
          </table:table-cell>
          <table:table-cell office:value-type="percentage" office:value="1" table:style-name="ce43">
            <text:p>100,0%</text:p>
          </table:table-cell>
          <table:table-cell office:value-type="float" office:value="63636" table:style-name="ce42">
            <text:p>63.636</text:p>
          </table:table-cell>
          <table:table-cell office:value-type="float" office:value="77345" table:style-name="ce42">
            <text:p>77.345</text:p>
          </table:table-cell>
          <table:table-cell office:value-type="percentage" office:value="0.82275518779494472" table:style-name="ce43">
            <text:p>82,3%</text:p>
          </table:table-cell>
          <table:table-cell office:value-type="float" office:value="19658" table:style-name="ce42">
            <text:p>19.658</text:p>
          </table:table-cell>
          <table:table-cell office:value-type="float" office:value="89964" table:style-name="ce42">
            <text:p>89.964</text:p>
          </table:table-cell>
          <table:table-cell office:value-type="percentage" office:value="0.21850962607265129" table:style-name="ce43">
            <text:p>21,9%</text:p>
          </table:table-cell>
          <table:table-cell office:value-type="float" office:value="24571" table:style-name="ce42">
            <text:p>24.571</text:p>
          </table:table-cell>
          <table:table-cell office:value-type="float" office:value="194241" table:style-name="ce42">
            <text:p>194.241</text:p>
          </table:table-cell>
          <table:table-cell office:value-type="percentage" office:value="0.12649749537945129" table:style-name="ce43">
            <text:p>12,6%</text:p>
          </table:table-cell>
          <table:table-cell office:value-type="float" office:value="1753" table:style-name="ce42">
            <text:p>1.753</text:p>
          </table:table-cell>
          <table:table-cell office:value-type="float" office:value="34935" table:style-name="ce42">
            <text:p>34.935</text:p>
          </table:table-cell>
          <table:table-cell office:value-type="percentage" office:value="5.0178903678259626E-2" table:style-name="ce43">
            <text:p>5,0%</text:p>
          </table:table-cell>
          <table:table-cell office:value-type="float" office:value="8" table:style-name="ce42">
            <text:p>8</text:p>
          </table:table-cell>
          <table:table-cell office:value-type="float" office:value="10791" table:style-name="ce42">
            <text:p>10.791</text:p>
          </table:table-cell>
          <table:table-cell office:value-type="percentage" office:value="7.4135853952367716E-4" table:style-name="ce43">
            <text:p>0,1%</text:p>
          </table:table-cell>
          <table:table-cell office:value-type="float" office:value="206133" table:style-name="ce42">
            <text:p>206.133</text:p>
          </table:table-cell>
          <table:table-cell office:value-type="float" office:value="501384" table:style-name="ce42">
            <text:p>501.384</text:p>
          </table:table-cell>
          <table:table-cell office:value-type="percentage" office:value="0.41112799770235986" table:style-name="ce43">
            <text:p>41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y Leon</text:p>
          </table:table-cell>
          <table:table-cell office:value-type="float" office:value="227374" table:style-name="ce42">
            <text:p>227.374</text:p>
          </table:table-cell>
          <table:table-cell office:value-type="float" office:value="223657" table:style-name="ce42">
            <text:p>223.657</text:p>
          </table:table-cell>
          <table:table-cell office:value-type="percentage" office:value="1" table:style-name="ce43">
            <text:p>100,0%</text:p>
          </table:table-cell>
          <table:table-cell office:value-type="float" office:value="244735" table:style-name="ce42">
            <text:p>244.735</text:p>
          </table:table-cell>
          <table:table-cell office:value-type="float" office:value="245410" table:style-name="ce42">
            <text:p>245.410</text:p>
          </table:table-cell>
          <table:table-cell office:value-type="percentage" office:value="0.99724950083533681" table:style-name="ce43">
            <text:p>99,7%</text:p>
          </table:table-cell>
          <table:table-cell office:value-type="float" office:value="284350" table:style-name="ce42">
            <text:p>284.350</text:p>
          </table:table-cell>
          <table:table-cell office:value-type="float" office:value="318575" table:style-name="ce42">
            <text:p>318.575</text:p>
          </table:table-cell>
          <table:table-cell office:value-type="percentage" office:value="0.8925684689633524" table:style-name="ce43">
            <text:p>89,3%</text:p>
          </table:table-cell>
          <table:table-cell office:value-type="float" office:value="69998" table:style-name="ce42">
            <text:p>69.998</text:p>
          </table:table-cell>
          <table:table-cell office:value-type="float" office:value="381175" table:style-name="ce42">
            <text:p>381.175</text:p>
          </table:table-cell>
          <table:table-cell office:value-type="percentage" office:value="0.18363743687282744" table:style-name="ce43">
            <text:p>18,4%</text:p>
          </table:table-cell>
          <table:table-cell office:value-type="float" office:value="94724" table:style-name="ce42">
            <text:p>94.724</text:p>
          </table:table-cell>
          <table:table-cell office:value-type="float" office:value="738950" table:style-name="ce42">
            <text:p>738.950</text:p>
          </table:table-cell>
          <table:table-cell office:value-type="percentage" office:value="0.12818729278029636" table:style-name="ce43">
            <text:p>12,8%</text:p>
          </table:table-cell>
          <table:table-cell office:value-type="float" office:value="8538" table:style-name="ce42">
            <text:p>8.538</text:p>
          </table:table-cell>
          <table:table-cell office:value-type="float" office:value="144422" table:style-name="ce42">
            <text:p>144.422</text:p>
          </table:table-cell>
          <table:table-cell office:value-type="percentage" office:value="5.9118416861696971E-2" table:style-name="ce43">
            <text:p>5,9%</text:p>
          </table:table-cell>
          <table:table-cell office:value-type="float" office:value="111" table:style-name="ce42">
            <text:p>111</text:p>
          </table:table-cell>
          <table:table-cell office:value-type="float" office:value="40684" table:style-name="ce42">
            <text:p>40.684</text:p>
          </table:table-cell>
          <table:table-cell office:value-type="percentage" office:value="2.728345295447842E-3" table:style-name="ce43">
            <text:p>0,3%</text:p>
          </table:table-cell>
          <table:table-cell office:value-type="float" office:value="929830" table:style-name="ce42">
            <text:p>929.830</text:p>
          </table:table-cell>
          <table:table-cell office:value-type="float" office:value="2092873" table:style-name="ce42">
            <text:p>2.092.873</text:p>
          </table:table-cell>
          <table:table-cell office:value-type="percentage" office:value="0.44428400576623617" table:style-name="ce43">
            <text:p>44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- La Mancha</text:p>
          </table:table-cell>
          <table:table-cell office:value-type="float" office:value="136366" table:style-name="ce42">
            <text:p>136.366</text:p>
          </table:table-cell>
          <table:table-cell office:value-type="float" office:value="135194" table:style-name="ce42">
            <text:p>135.194</text:p>
          </table:table-cell>
          <table:table-cell office:value-type="percentage" office:value="1" table:style-name="ce43">
            <text:p>100,0%</text:p>
          </table:table-cell>
          <table:table-cell office:value-type="float" office:value="153457" table:style-name="ce42">
            <text:p>153.457</text:p>
          </table:table-cell>
          <table:table-cell office:value-type="float" office:value="159101" table:style-name="ce42">
            <text:p>159.101</text:p>
          </table:table-cell>
          <table:table-cell office:value-type="percentage" office:value="0.96452567865695371" table:style-name="ce43">
            <text:p>96,5%</text:p>
          </table:table-cell>
          <table:table-cell office:value-type="float" office:value="192550" table:style-name="ce42">
            <text:p>192.550</text:p>
          </table:table-cell>
          <table:table-cell office:value-type="float" office:value="218444" table:style-name="ce42">
            <text:p>218.444</text:p>
          </table:table-cell>
          <table:table-cell office:value-type="percentage" office:value="0.88146161029829151" table:style-name="ce43">
            <text:p>88,1%</text:p>
          </table:table-cell>
          <table:table-cell office:value-type="float" office:value="110401" table:style-name="ce42">
            <text:p>110.401</text:p>
          </table:table-cell>
          <table:table-cell office:value-type="float" office:value="307478" table:style-name="ce42">
            <text:p>307.478</text:p>
          </table:table-cell>
          <table:table-cell office:value-type="percentage" office:value="0.35905333064479411" table:style-name="ce43">
            <text:p>35,9%</text:p>
          </table:table-cell>
          <table:table-cell office:value-type="float" office:value="82915" table:style-name="ce42">
            <text:p>82.915</text:p>
          </table:table-cell>
          <table:table-cell office:value-type="float" office:value="707865" table:style-name="ce42">
            <text:p>707.865</text:p>
          </table:table-cell>
          <table:table-cell office:value-type="percentage" office:value="0.11713391677791669" table:style-name="ce43">
            <text:p>11,7%</text:p>
          </table:table-cell>
          <table:table-cell office:value-type="float" office:value="7404" table:style-name="ce42">
            <text:p>7.404</text:p>
          </table:table-cell>
          <table:table-cell office:value-type="float" office:value="149518" table:style-name="ce42">
            <text:p>149.518</text:p>
          </table:table-cell>
          <table:table-cell office:value-type="percentage" office:value="4.9519121443572012E-2" table:style-name="ce43">
            <text:p>5,0%</text:p>
          </table:table-cell>
          <table:table-cell office:value-type="float" office:value="108" table:style-name="ce42">
            <text:p>108</text:p>
          </table:table-cell>
          <table:table-cell office:value-type="float" office:value="42364" table:style-name="ce42">
            <text:p>42.364</text:p>
          </table:table-cell>
          <table:table-cell office:value-type="percentage" office:value="2.5493343404777639E-3" table:style-name="ce43">
            <text:p>0,3%</text:p>
          </table:table-cell>
          <table:table-cell office:value-type="float" office:value="683201" table:style-name="ce42">
            <text:p>683.201</text:p>
          </table:table-cell>
          <table:table-cell office:value-type="float" office:value="1719964" table:style-name="ce42">
            <text:p>1.719.964</text:p>
          </table:table-cell>
          <table:table-cell office:value-type="percentage" office:value="0.39721819759018212" table:style-name="ce43">
            <text:p>39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taluña</text:p>
          </table:table-cell>
          <table:table-cell office:value-type="float" office:value="451270" table:style-name="ce42">
            <text:p>451.270</text:p>
          </table:table-cell>
          <table:table-cell office:value-type="float" office:value="447196" table:style-name="ce42">
            <text:p>447.196</text:p>
          </table:table-cell>
          <table:table-cell office:value-type="percentage" office:value="1" table:style-name="ce43">
            <text:p>100,0%</text:p>
          </table:table-cell>
          <table:table-cell office:value-type="float" office:value="589888" table:style-name="ce42">
            <text:p>589.888</text:p>
          </table:table-cell>
          <table:table-cell office:value-type="float" office:value="635292" table:style-name="ce42">
            <text:p>635.292</text:p>
          </table:table-cell>
          <table:table-cell office:value-type="percentage" office:value="0.92853050250908242" table:style-name="ce43">
            <text:p>92,9%</text:p>
          </table:table-cell>
          <table:table-cell office:value-type="float" office:value="672620" table:style-name="ce42">
            <text:p>672.620</text:p>
          </table:table-cell>
          <table:table-cell office:value-type="float" office:value="837584" table:style-name="ce42">
            <text:p>837.584</text:p>
          </table:table-cell>
          <table:table-cell office:value-type="percentage" office:value="0.80304781371181877" table:style-name="ce43">
            <text:p>80,3%</text:p>
          </table:table-cell>
          <table:table-cell office:value-type="float" office:value="385748" table:style-name="ce42">
            <text:p>385.748</text:p>
          </table:table-cell>
          <table:table-cell office:value-type="float" office:value="1091780" table:style-name="ce42">
            <text:p>1.091.780</text:p>
          </table:table-cell>
          <table:table-cell office:value-type="percentage" office:value="0.3533202659876532" table:style-name="ce43">
            <text:p>35,3%</text:p>
          </table:table-cell>
          <table:table-cell office:value-type="float" office:value="330432" table:style-name="ce42">
            <text:p>330.432</text:p>
          </table:table-cell>
          <table:table-cell office:value-type="float" office:value="2803626" table:style-name="ce42">
            <text:p>2.803.626</text:p>
          </table:table-cell>
          <table:table-cell office:value-type="percentage" office:value="0.11785880142358503" table:style-name="ce43">
            <text:p>11,8%</text:p>
          </table:table-cell>
          <table:table-cell office:value-type="float" office:value="42728" table:style-name="ce42">
            <text:p>42.728</text:p>
          </table:table-cell>
          <table:table-cell office:value-type="float" office:value="556316" table:style-name="ce42">
            <text:p>556.316</text:p>
          </table:table-cell>
          <table:table-cell office:value-type="percentage" office:value="7.6805268947864158E-2" table:style-name="ce43">
            <text:p>7,7%</text:p>
          </table:table-cell>
          <table:table-cell office:value-type="float" office:value="536" table:style-name="ce42">
            <text:p>536</text:p>
          </table:table-cell>
          <table:table-cell office:value-type="float" office:value="159864" table:style-name="ce42">
            <text:p>159.864</text:p>
          </table:table-cell>
          <table:table-cell office:value-type="percentage" office:value="3.352849922434069E-3" table:style-name="ce43">
            <text:p>0,3%</text:p>
          </table:table-cell>
          <table:table-cell office:value-type="float" office:value="2473222" table:style-name="ce42">
            <text:p>2.473.222</text:p>
          </table:table-cell>
          <table:table-cell office:value-type="float" office:value="6531658" table:style-name="ce42">
            <text:p>6.531.658</text:p>
          </table:table-cell>
          <table:table-cell office:value-type="percentage" office:value="0.37865148481442229" table:style-name="ce43">
            <text:p>37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. Valenciana</text:p>
          </table:table-cell>
          <table:table-cell office:value-type="float" office:value="292265" table:style-name="ce42">
            <text:p>292.265</text:p>
          </table:table-cell>
          <table:table-cell office:value-type="float" office:value="276531" table:style-name="ce42">
            <text:p>276.531</text:p>
          </table:table-cell>
          <table:table-cell office:value-type="percentage" office:value="1" table:style-name="ce43">
            <text:p>100,0%</text:p>
          </table:table-cell>
          <table:table-cell office:value-type="float" office:value="416035" table:style-name="ce42">
            <text:p>416.035</text:p>
          </table:table-cell>
          <table:table-cell office:value-type="float" office:value="437862" table:style-name="ce42">
            <text:p>437.862</text:p>
          </table:table-cell>
          <table:table-cell office:value-type="percentage" office:value="0.9501509608050025" table:style-name="ce43">
            <text:p>95,0%</text:p>
          </table:table-cell>
          <table:table-cell office:value-type="float" office:value="496765" table:style-name="ce42">
            <text:p>496.765</text:p>
          </table:table-cell>
          <table:table-cell office:value-type="float" office:value="580728" table:style-name="ce42">
            <text:p>580.728</text:p>
          </table:table-cell>
          <table:table-cell office:value-type="percentage" office:value="0.85541768263283324" table:style-name="ce43">
            <text:p>85,5%</text:p>
          </table:table-cell>
          <table:table-cell office:value-type="float" office:value="122329" table:style-name="ce42">
            <text:p>122.329</text:p>
          </table:table-cell>
          <table:table-cell office:value-type="float" office:value="752334" table:style-name="ce42">
            <text:p>752.334</text:p>
          </table:table-cell>
          <table:table-cell office:value-type="percentage" office:value="0.16259932423630993" table:style-name="ce43">
            <text:p>16,3%</text:p>
          </table:table-cell>
          <table:table-cell office:value-type="float" office:value="209592" table:style-name="ce42">
            <text:p>209.592</text:p>
          </table:table-cell>
          <table:table-cell office:value-type="float" office:value="1765967" table:style-name="ce42">
            <text:p>1.765.967</text:p>
          </table:table-cell>
          <table:table-cell office:value-type="percentage" office:value="0.11868398446856594" table:style-name="ce43">
            <text:p>11,9%</text:p>
          </table:table-cell>
          <table:table-cell office:value-type="float" office:value="18667" table:style-name="ce42">
            <text:p>18.667</text:p>
          </table:table-cell>
          <table:table-cell office:value-type="float" office:value="352834" table:style-name="ce42">
            <text:p>352.834</text:p>
          </table:table-cell>
          <table:table-cell office:value-type="percentage" office:value="5.2905899091357407E-2" table:style-name="ce43">
            <text:p>5,3%</text:p>
          </table:table-cell>
          <table:table-cell office:value-type="float" office:value="163" table:style-name="ce42">
            <text:p>163</text:p>
          </table:table-cell>
          <table:table-cell office:value-type="float" office:value="103049" table:style-name="ce42">
            <text:p>103.049</text:p>
          </table:table-cell>
          <table:table-cell office:value-type="percentage" office:value="1.581771778474318E-3" table:style-name="ce43">
            <text:p>0,2%</text:p>
          </table:table-cell>
          <table:table-cell office:value-type="float" office:value="1555816" table:style-name="ce42">
            <text:p>1.555.816</text:p>
          </table:table-cell>
          <table:table-cell office:value-type="float" office:value="4269305" table:style-name="ce42">
            <text:p>4.269.305</text:p>
          </table:table-cell>
          <table:table-cell office:value-type="percentage" office:value="0.36441903307446999" table:style-name="ce43">
            <text:p>36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Extremadura</text:p>
          </table:table-cell>
          <table:table-cell office:value-type="float" office:value="77722" table:style-name="ce42">
            <text:p>77.722</text:p>
          </table:table-cell>
          <table:table-cell office:value-type="float" office:value="76005" table:style-name="ce42">
            <text:p>76.005</text:p>
          </table:table-cell>
          <table:table-cell office:value-type="percentage" office:value="1" table:style-name="ce43">
            <text:p>100,0%</text:p>
          </table:table-cell>
          <table:table-cell office:value-type="float" office:value="94321" table:style-name="ce42">
            <text:p>94.321</text:p>
          </table:table-cell>
          <table:table-cell office:value-type="float" office:value="91876" table:style-name="ce42">
            <text:p>91.876</text:p>
          </table:table-cell>
          <table:table-cell office:value-type="percentage" office:value="1" table:style-name="ce43">
            <text:p>100,0%</text:p>
          </table:table-cell>
          <table:table-cell office:value-type="float" office:value="121025" table:style-name="ce42">
            <text:p>121.025</text:p>
          </table:table-cell>
          <table:table-cell office:value-type="float" office:value="125297" table:style-name="ce42">
            <text:p>125.297</text:p>
          </table:table-cell>
          <table:table-cell office:value-type="percentage" office:value="0.96590500969696003" table:style-name="ce43">
            <text:p>96,6%</text:p>
          </table:table-cell>
          <table:table-cell office:value-type="float" office:value="36002" table:style-name="ce42">
            <text:p>36.002</text:p>
          </table:table-cell>
          <table:table-cell office:value-type="float" office:value="169216" table:style-name="ce42">
            <text:p>169.216</text:p>
          </table:table-cell>
          <table:table-cell office:value-type="percentage" office:value="0.21275765885022693" table:style-name="ce43">
            <text:p>21,3%</text:p>
          </table:table-cell>
          <table:table-cell office:value-type="float" office:value="47633" table:style-name="ce42">
            <text:p>47.633</text:p>
          </table:table-cell>
          <table:table-cell office:value-type="float" office:value="351778" table:style-name="ce42">
            <text:p>351.778</text:p>
          </table:table-cell>
          <table:table-cell office:value-type="percentage" office:value="0.13540642109512249" table:style-name="ce43">
            <text:p>13,5%</text:p>
          </table:table-cell>
          <table:table-cell office:value-type="float" office:value="2695" table:style-name="ce42">
            <text:p>2.695</text:p>
          </table:table-cell>
          <table:table-cell office:value-type="float" office:value="76088" table:style-name="ce42">
            <text:p>76.088</text:p>
          </table:table-cell>
          <table:table-cell office:value-type="percentage" office:value="3.541951424666176E-2" table:style-name="ce43">
            <text:p>3,5%</text:p>
          </table:table-cell>
          <table:table-cell office:value-type="float" office:value="67" table:style-name="ce42">
            <text:p>67</text:p>
          </table:table-cell>
          <table:table-cell office:value-type="float" office:value="20953" table:style-name="ce42">
            <text:p>20.953</text:p>
          </table:table-cell>
          <table:table-cell office:value-type="percentage" office:value="3.1976327972128098E-3" table:style-name="ce43">
            <text:p>0,3%</text:p>
          </table:table-cell>
          <table:table-cell office:value-type="float" office:value="379465" table:style-name="ce42">
            <text:p>379.465</text:p>
          </table:table-cell>
          <table:table-cell office:value-type="float" office:value="911213" table:style-name="ce42">
            <text:p>911.213</text:p>
          </table:table-cell>
          <table:table-cell office:value-type="percentage" office:value="0.41643940549575126" table:style-name="ce43">
            <text:p>41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Galicia</text:p>
          </table:table-cell>
          <table:table-cell office:value-type="float" office:value="238362" table:style-name="ce42">
            <text:p>238.362</text:p>
          </table:table-cell>
          <table:table-cell office:value-type="float" office:value="234302" table:style-name="ce42">
            <text:p>234.302</text:p>
          </table:table-cell>
          <table:table-cell office:value-type="percentage" office:value="1" table:style-name="ce43">
            <text:p>100,0%</text:p>
          </table:table-cell>
          <table:table-cell office:value-type="float" office:value="281947" table:style-name="ce42">
            <text:p>281.947</text:p>
          </table:table-cell>
          <table:table-cell office:value-type="float" office:value="289762" table:style-name="ce42">
            <text:p>289.762</text:p>
          </table:table-cell>
          <table:table-cell office:value-type="percentage" office:value="0.97302958980128518" table:style-name="ce43">
            <text:p>97,3%</text:p>
          </table:table-cell>
          <table:table-cell office:value-type="float" office:value="314753" table:style-name="ce42">
            <text:p>314.753</text:p>
          </table:table-cell>
          <table:table-cell office:value-type="float" office:value="346927" table:style-name="ce42">
            <text:p>346.927</text:p>
          </table:table-cell>
          <table:table-cell office:value-type="percentage" office:value="0.90726002876685874" table:style-name="ce43">
            <text:p>90,7%</text:p>
          </table:table-cell>
          <table:table-cell office:value-type="float" office:value="134731" table:style-name="ce42">
            <text:p>134.731</text:p>
          </table:table-cell>
          <table:table-cell office:value-type="float" office:value="405889" table:style-name="ce42">
            <text:p>405.889</text:p>
          </table:table-cell>
          <table:table-cell office:value-type="percentage" office:value="0.33194050590185986" table:style-name="ce43">
            <text:p>33,2%</text:p>
          </table:table-cell>
          <table:table-cell office:value-type="float" office:value="100444" table:style-name="ce42">
            <text:p>100.444</text:p>
          </table:table-cell>
          <table:table-cell office:value-type="float" office:value="889004" table:style-name="ce42">
            <text:p>889.004</text:p>
          </table:table-cell>
          <table:table-cell office:value-type="percentage" office:value="0.1129848684595345" table:style-name="ce43">
            <text:p>11,3%</text:p>
          </table:table-cell>
          <table:table-cell office:value-type="float" office:value="5825" table:style-name="ce42">
            <text:p>5.825</text:p>
          </table:table-cell>
          <table:table-cell office:value-type="float" office:value="152745" table:style-name="ce42">
            <text:p>152.745</text:p>
          </table:table-cell>
          <table:table-cell office:value-type="percentage" office:value="3.8135454515696096E-2" table:style-name="ce43">
            <text:p>3,8%</text:p>
          </table:table-cell>
          <table:table-cell office:value-type="float" office:value="43" table:style-name="ce42">
            <text:p>43</text:p>
          </table:table-cell>
          <table:table-cell office:value-type="float" office:value="44014" table:style-name="ce42">
            <text:p>44.014</text:p>
          </table:table-cell>
          <table:table-cell office:value-type="percentage" office:value="9.7696187576680146E-4" table:style-name="ce43">
            <text:p>0,1%</text:p>
          </table:table-cell>
          <table:table-cell office:value-type="float" office:value="1076105" table:style-name="ce42">
            <text:p>1.076.105</text:p>
          </table:table-cell>
          <table:table-cell office:value-type="float" office:value="2362643" table:style-name="ce42">
            <text:p>2.362.643</text:p>
          </table:table-cell>
          <table:table-cell office:value-type="percentage" office:value="0.45546661090990048" table:style-name="ce43">
            <text:p>45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La Rioja</text:p>
          </table:table-cell>
          <table:table-cell office:value-type="float" office:value="23163" table:style-name="ce42">
            <text:p>23.163</text:p>
          </table:table-cell>
          <table:table-cell office:value-type="float" office:value="22207" table:style-name="ce42">
            <text:p>22.207</text:p>
          </table:table-cell>
          <table:table-cell office:value-type="percentage" office:value="1" table:style-name="ce43">
            <text:p>100,0%</text:p>
          </table:table-cell>
          <table:table-cell office:value-type="float" office:value="28126" table:style-name="ce42">
            <text:p>28.126</text:p>
          </table:table-cell>
          <table:table-cell office:value-type="float" office:value="28125" table:style-name="ce42">
            <text:p>28.125</text:p>
          </table:table-cell>
          <table:table-cell office:value-type="percentage" office:value="1" table:style-name="ce43">
            <text:p>100,0%</text:p>
          </table:table-cell>
          <table:table-cell office:value-type="float" office:value="34721" table:style-name="ce42">
            <text:p>34.721</text:p>
          </table:table-cell>
          <table:table-cell office:value-type="float" office:value="37718" table:style-name="ce42">
            <text:p>37.718</text:p>
          </table:table-cell>
          <table:table-cell office:value-type="percentage" office:value="0.92054191632642235" table:style-name="ce43">
            <text:p>92,1%</text:p>
          </table:table-cell>
          <table:table-cell office:value-type="float" office:value="9315" table:style-name="ce42">
            <text:p>9.315</text:p>
          </table:table-cell>
          <table:table-cell office:value-type="float" office:value="47664" table:style-name="ce42">
            <text:p>47.664</text:p>
          </table:table-cell>
          <table:table-cell office:value-type="percentage" office:value="0.19543051359516617" table:style-name="ce43">
            <text:p>19,5%</text:p>
          </table:table-cell>
          <table:table-cell office:value-type="float" office:value="14122" table:style-name="ce42">
            <text:p>14.122</text:p>
          </table:table-cell>
          <table:table-cell office:value-type="float" office:value="107618" table:style-name="ce42">
            <text:p>107.618</text:p>
          </table:table-cell>
          <table:table-cell office:value-type="percentage" office:value="0.13122340128974708" table:style-name="ce43">
            <text:p>13,1%</text:p>
          </table:table-cell>
          <table:table-cell office:value-type="float" office:value="1445" table:style-name="ce42">
            <text:p>1.445</text:p>
          </table:table-cell>
          <table:table-cell office:value-type="float" office:value="21170" table:style-name="ce42">
            <text:p>21.170</text:p>
          </table:table-cell>
          <table:table-cell office:value-type="percentage" office:value="6.82569674067076E-2" table:style-name="ce43">
            <text:p>6,8%</text:p>
          </table:table-cell>
          <table:table-cell office:value-type="float" office:value="10" table:style-name="ce42">
            <text:p>10</text:p>
          </table:table-cell>
          <table:table-cell office:value-type="float" office:value="6286" table:style-name="ce42">
            <text:p>6.286</text:p>
          </table:table-cell>
          <table:table-cell office:value-type="percentage" office:value="1.590836780146357E-3" table:style-name="ce43">
            <text:p>0,2%</text:p>
          </table:table-cell>
          <table:table-cell office:value-type="float" office:value="110902" table:style-name="ce42">
            <text:p>110.902</text:p>
          </table:table-cell>
          <table:table-cell office:value-type="float" office:value="270788" table:style-name="ce42">
            <text:p>270.788</text:p>
          </table:table-cell>
          <table:table-cell office:value-type="percentage" office:value="0.4095528605403489" table:style-name="ce43">
            <text:p>41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adrid</text:p>
          </table:table-cell>
          <table:table-cell office:value-type="float" office:value="366651" table:style-name="ce42">
            <text:p>366.651</text:p>
          </table:table-cell>
          <table:table-cell office:value-type="float" office:value="364122" table:style-name="ce42">
            <text:p>364.122</text:p>
          </table:table-cell>
          <table:table-cell office:value-type="percentage" office:value="1" table:style-name="ce43">
            <text:p>100,0%</text:p>
          </table:table-cell>
          <table:table-cell office:value-type="float" office:value="482482" table:style-name="ce42">
            <text:p>482.482</text:p>
          </table:table-cell>
          <table:table-cell office:value-type="float" office:value="526081" table:style-name="ce42">
            <text:p>526.081</text:p>
          </table:table-cell>
          <table:table-cell office:value-type="percentage" office:value="0.9171249294310192" table:style-name="ce43">
            <text:p>91,7%</text:p>
          </table:table-cell>
          <table:table-cell office:value-type="float" office:value="601456" table:style-name="ce42">
            <text:p>601.456</text:p>
          </table:table-cell>
          <table:table-cell office:value-type="float" office:value="703323" table:style-name="ce42">
            <text:p>703.323</text:p>
          </table:table-cell>
          <table:table-cell office:value-type="percentage" office:value="0.85516327491067401" table:style-name="ce43">
            <text:p>85,5%</text:p>
          </table:table-cell>
          <table:table-cell office:value-type="float" office:value="304375" table:style-name="ce42">
            <text:p>304.375</text:p>
          </table:table-cell>
          <table:table-cell office:value-type="float" office:value="972783" table:style-name="ce42">
            <text:p>972.783</text:p>
          </table:table-cell>
          <table:table-cell office:value-type="percentage" office:value="0.312890953069698" table:style-name="ce43">
            <text:p>31,3%</text:p>
          </table:table-cell>
          <table:table-cell office:value-type="float" office:value="309267" table:style-name="ce42">
            <text:p>309.267</text:p>
          </table:table-cell>
          <table:table-cell office:value-type="float" office:value="2513737" table:style-name="ce42">
            <text:p>2.513.737</text:p>
          </table:table-cell>
          <table:table-cell office:value-type="percentage" office:value="0.12303077052213497" table:style-name="ce43">
            <text:p>12,3%</text:p>
          </table:table-cell>
          <table:table-cell office:value-type="float" office:value="29481" table:style-name="ce42">
            <text:p>29.481</text:p>
          </table:table-cell>
          <table:table-cell office:value-type="float" office:value="479716" table:style-name="ce42">
            <text:p>479.716</text:p>
          </table:table-cell>
          <table:table-cell office:value-type="percentage" office:value="6.1455110940639879E-2" table:style-name="ce43">
            <text:p>6,1%</text:p>
          </table:table-cell>
          <table:table-cell office:value-type="float" office:value="354" table:style-name="ce42">
            <text:p>354</text:p>
          </table:table-cell>
          <table:table-cell office:value-type="float" office:value="135861" table:style-name="ce42">
            <text:p>135.861</text:p>
          </table:table-cell>
          <table:table-cell office:value-type="percentage" office:value="2.6056042572923798E-3" table:style-name="ce43">
            <text:p>0,3%</text:p>
          </table:table-cell>
          <table:table-cell office:value-type="float" office:value="2094066" table:style-name="ce42">
            <text:p>2.094.066</text:p>
          </table:table-cell>
          <table:table-cell office:value-type="float" office:value="5695623" table:style-name="ce42">
            <text:p>5.695.623</text:p>
          </table:table-cell>
          <table:table-cell office:value-type="percentage" office:value="0.36766232596504367" table:style-name="ce43">
            <text:p>36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urcia</text:p>
          </table:table-cell>
          <table:table-cell office:value-type="float" office:value="72587" table:style-name="ce42">
            <text:p>72.587</text:p>
          </table:table-cell>
          <table:table-cell office:value-type="float" office:value="69771" table:style-name="ce42">
            <text:p>69.771</text:p>
          </table:table-cell>
          <table:table-cell office:value-type="percentage" office:value="1" table:style-name="ce43">
            <text:p>100,0%</text:p>
          </table:table-cell>
          <table:table-cell office:value-type="float" office:value="95762" table:style-name="ce42">
            <text:p>95.762</text:p>
          </table:table-cell>
          <table:table-cell office:value-type="float" office:value="102899" table:style-name="ce42">
            <text:p>102.899</text:p>
          </table:table-cell>
          <table:table-cell office:value-type="percentage" office:value="0.93064072537148079" table:style-name="ce43">
            <text:p>93,1%</text:p>
          </table:table-cell>
          <table:table-cell office:value-type="float" office:value="115886" table:style-name="ce42">
            <text:p>115.886</text:p>
          </table:table-cell>
          <table:table-cell office:value-type="float" office:value="146909" table:style-name="ce42">
            <text:p>146.909</text:p>
          </table:table-cell>
          <table:table-cell office:value-type="percentage" office:value="0.78882845843345195" table:style-name="ce43">
            <text:p>78,9%</text:p>
          </table:table-cell>
          <table:table-cell office:value-type="float" office:value="52976" table:style-name="ce42">
            <text:p>52.976</text:p>
          </table:table-cell>
          <table:table-cell office:value-type="float" office:value="213256" table:style-name="ce42">
            <text:p>213.256</text:p>
          </table:table-cell>
          <table:table-cell office:value-type="percentage" office:value="0.24841505045579024" table:style-name="ce43">
            <text:p>24,8%</text:p>
          </table:table-cell>
          <table:table-cell office:value-type="float" office:value="62112" table:style-name="ce42">
            <text:p>62.112</text:p>
          </table:table-cell>
          <table:table-cell office:value-type="float" office:value="551265" table:style-name="ce42">
            <text:p>551.265</text:p>
          </table:table-cell>
          <table:table-cell office:value-type="percentage" office:value="0.11267176403363174" table:style-name="ce43">
            <text:p>11,3%</text:p>
          </table:table-cell>
          <table:table-cell office:value-type="float" office:value="7318" table:style-name="ce42">
            <text:p>7.318</text:p>
          </table:table-cell>
          <table:table-cell office:value-type="float" office:value="118667" table:style-name="ce42">
            <text:p>118.667</text:p>
          </table:table-cell>
          <table:table-cell office:value-type="percentage" office:value="6.1668366100095226E-2" table:style-name="ce43">
            <text:p>6,2%</text:p>
          </table:table-cell>
          <table:table-cell office:value-type="float" office:value="127" table:style-name="ce42">
            <text:p>127</text:p>
          </table:table-cell>
          <table:table-cell office:value-type="float" office:value="34712" table:style-name="ce42">
            <text:p>34.712</text:p>
          </table:table-cell>
          <table:table-cell office:value-type="percentage" office:value="3.6586771145425212E-3" table:style-name="ce43">
            <text:p>0,4%</text:p>
          </table:table-cell>
          <table:table-cell office:value-type="float" office:value="406768" table:style-name="ce42">
            <text:p>406.768</text:p>
          </table:table-cell>
          <table:table-cell office:value-type="float" office:value="1237479" table:style-name="ce42">
            <text:p>1.237.479</text:p>
          </table:table-cell>
          <table:table-cell office:value-type="percentage" office:value="0.32870699219946359" table:style-name="ce43">
            <text:p>32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Navarra</text:p>
          </table:table-cell>
          <table:table-cell office:value-type="float" office:value="42170" table:style-name="ce42">
            <text:p>42.170</text:p>
          </table:table-cell>
          <table:table-cell office:value-type="float" office:value="41166" table:style-name="ce42">
            <text:p>41.166</text:p>
          </table:table-cell>
          <table:table-cell office:value-type="percentage" office:value="1" table:style-name="ce43">
            <text:p>100,0%</text:p>
          </table:table-cell>
          <table:table-cell office:value-type="float" office:value="54919" table:style-name="ce42">
            <text:p>54.919</text:p>
          </table:table-cell>
          <table:table-cell office:value-type="float" office:value="55792" table:style-name="ce42">
            <text:p>55.792</text:p>
          </table:table-cell>
          <table:table-cell office:value-type="percentage" office:value="0.98435259535417263" table:style-name="ce43">
            <text:p>98,4%</text:p>
          </table:table-cell>
          <table:table-cell office:value-type="float" office:value="66325" table:style-name="ce42">
            <text:p>66.325</text:p>
          </table:table-cell>
          <table:table-cell office:value-type="float" office:value="73844" table:style-name="ce42">
            <text:p>73.844</text:p>
          </table:table-cell>
          <table:table-cell office:value-type="percentage" office:value="0.89817723850278963" table:style-name="ce43">
            <text:p>89,8%</text:p>
          </table:table-cell>
          <table:table-cell office:value-type="float" office:value="34092" table:style-name="ce42">
            <text:p>34.092</text:p>
          </table:table-cell>
          <table:table-cell office:value-type="float" office:value="96694" table:style-name="ce42">
            <text:p>96.694</text:p>
          </table:table-cell>
          <table:table-cell office:value-type="percentage" office:value="0.35257616811798043" table:style-name="ce43">
            <text:p>35,3%</text:p>
          </table:table-cell>
          <table:table-cell office:value-type="float" office:value="29481" table:style-name="ce42">
            <text:p>29.481</text:p>
          </table:table-cell>
          <table:table-cell office:value-type="float" office:value="223028" table:style-name="ce42">
            <text:p>223.028</text:p>
          </table:table-cell>
          <table:table-cell office:value-type="percentage" office:value="0.13218519647757232" table:style-name="ce43">
            <text:p>13,2%</text:p>
          </table:table-cell>
          <table:table-cell office:value-type="float" office:value="3595" table:style-name="ce42">
            <text:p>3.595</text:p>
          </table:table-cell>
          <table:table-cell office:value-type="float" office:value="48505" table:style-name="ce42">
            <text:p>48.505</text:p>
          </table:table-cell>
          <table:table-cell office:value-type="percentage" office:value="7.4116070508195034E-2" table:style-name="ce43">
            <text:p>7,4%</text:p>
          </table:table-cell>
          <table:table-cell office:value-type="float" office:value="9" table:style-name="ce42">
            <text:p>9</text:p>
          </table:table-cell>
          <table:table-cell office:value-type="float" office:value="13906" table:style-name="ce42">
            <text:p>13.906</text:p>
          </table:table-cell>
          <table:table-cell office:value-type="percentage" office:value="6.4720264633970944E-4" table:style-name="ce43">
            <text:p>0,1%</text:p>
          </table:table-cell>
          <table:table-cell office:value-type="float" office:value="230591" table:style-name="ce42">
            <text:p>230.591</text:p>
          </table:table-cell>
          <table:table-cell office:value-type="float" office:value="552935" table:style-name="ce42">
            <text:p>552.935</text:p>
          </table:table-cell>
          <table:table-cell office:value-type="percentage" office:value="0.41703093492001775" table:style-name="ce43">
            <text:p>41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País Vasco</text:p>
          </table:table-cell>
          <table:table-cell office:value-type="float" office:value="160854" table:style-name="ce42">
            <text:p>160.854</text:p>
          </table:table-cell>
          <table:table-cell office:value-type="float" office:value="157950" table:style-name="ce42">
            <text:p>157.950</text:p>
          </table:table-cell>
          <table:table-cell office:value-type="percentage" office:value="1" table:style-name="ce43">
            <text:p>100,0%</text:p>
          </table:table-cell>
          <table:table-cell office:value-type="float" office:value="207021" table:style-name="ce42">
            <text:p>207.021</text:p>
          </table:table-cell>
          <table:table-cell office:value-type="float" office:value="213081" table:style-name="ce42">
            <text:p>213.081</text:p>
          </table:table-cell>
          <table:table-cell office:value-type="percentage" office:value="0.97156011094372563" table:style-name="ce43">
            <text:p>97,2%</text:p>
          </table:table-cell>
          <table:table-cell office:value-type="float" office:value="253990" table:style-name="ce42">
            <text:p>253.990</text:p>
          </table:table-cell>
          <table:table-cell office:value-type="float" office:value="280119" table:style-name="ce42">
            <text:p>280.119</text:p>
          </table:table-cell>
          <table:table-cell office:value-type="percentage" office:value="0.90672178609805121" table:style-name="ce43">
            <text:p>90,7%</text:p>
          </table:table-cell>
          <table:table-cell office:value-type="float" office:value="85853" table:style-name="ce42">
            <text:p>85.853</text:p>
          </table:table-cell>
          <table:table-cell office:value-type="float" office:value="339977" table:style-name="ce42">
            <text:p>339.977</text:p>
          </table:table-cell>
          <table:table-cell office:value-type="percentage" office:value="0.25252590616424053" table:style-name="ce43">
            <text:p>25,3%</text:p>
          </table:table-cell>
          <table:table-cell office:value-type="float" office:value="98368" table:style-name="ce42">
            <text:p>98.368</text:p>
          </table:table-cell>
          <table:table-cell office:value-type="float" office:value="724849" table:style-name="ce42">
            <text:p>724.849</text:p>
          </table:table-cell>
          <table:table-cell office:value-type="percentage" office:value="0.13570826475583189" table:style-name="ce43">
            <text:p>13,6%</text:p>
          </table:table-cell>
          <table:table-cell office:value-type="float" office:value="12588" table:style-name="ce42">
            <text:p>12.588</text:p>
          </table:table-cell>
          <table:table-cell office:value-type="float" office:value="140323" table:style-name="ce42">
            <text:p>140.323</text:p>
          </table:table-cell>
          <table:table-cell office:value-type="percentage" office:value="8.9707318116060808E-2" table:style-name="ce43">
            <text:p>9,0%</text:p>
          </table:table-cell>
          <table:table-cell office:value-type="float" office:value="32" table:style-name="ce42">
            <text:p>32</text:p>
          </table:table-cell>
          <table:table-cell office:value-type="float" office:value="41824" table:style-name="ce42">
            <text:p>41.824</text:p>
          </table:table-cell>
          <table:table-cell office:value-type="percentage" office:value="7.6511094108645751E-4" table:style-name="ce43">
            <text:p>0,1%</text:p>
          </table:table-cell>
          <table:table-cell office:value-type="float" office:value="818706" table:style-name="ce42">
            <text:p>818.706</text:p>
          </table:table-cell>
          <table:table-cell office:value-type="float" office:value="1898123" table:style-name="ce42">
            <text:p>1.898.123</text:p>
          </table:table-cell>
          <table:table-cell office:value-type="percentage" office:value="0.43132399744379052" table:style-name="ce43">
            <text:p>43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euta</text:p>
          </table:table-cell>
          <table:table-cell office:value-type="float" office:value="2317" table:style-name="ce42">
            <text:p>2.317</text:p>
          </table:table-cell>
          <table:table-cell office:value-type="float" office:value="2605" table:style-name="ce42">
            <text:p>2.605</text:p>
          </table:table-cell>
          <table:table-cell office:value-type="percentage" office:value="0.88944337811900187" table:style-name="ce43">
            <text:p>88,9%</text:p>
          </table:table-cell>
          <table:table-cell office:value-type="float" office:value="3642" table:style-name="ce42">
            <text:p>3.642</text:p>
          </table:table-cell>
          <table:table-cell office:value-type="float" office:value="4318" table:style-name="ce42">
            <text:p>4.318</text:p>
          </table:table-cell>
          <table:table-cell office:value-type="percentage" office:value="0.84344603983325617" table:style-name="ce43">
            <text:p>84,3%</text:p>
          </table:table-cell>
          <table:table-cell office:value-type="float" office:value="5970" table:style-name="ce42">
            <text:p>5.970</text:p>
          </table:table-cell>
          <table:table-cell office:value-type="float" office:value="7857" table:style-name="ce42">
            <text:p>7.857</text:p>
          </table:table-cell>
          <table:table-cell office:value-type="percentage" office:value="0.75983199694539905" table:style-name="ce43">
            <text:p>76,0%</text:p>
          </table:table-cell>
          <table:table-cell office:value-type="float" office:value="5788" table:style-name="ce42">
            <text:p>5.788</text:p>
          </table:table-cell>
          <table:table-cell office:value-type="float" office:value="11556" table:style-name="ce42">
            <text:p>11.556</text:p>
          </table:table-cell>
          <table:table-cell office:value-type="percentage" office:value="0.5008653513326411" table:style-name="ce43">
            <text:p>50,1%</text:p>
          </table:table-cell>
          <table:table-cell office:value-type="float" office:value="3951" table:style-name="ce42">
            <text:p>3.951</text:p>
          </table:table-cell>
          <table:table-cell office:value-type="float" office:value="30066" table:style-name="ce42">
            <text:p>30.066</text:p>
          </table:table-cell>
          <table:table-cell office:value-type="percentage" office:value="0.13141089602873679" table:style-name="ce43">
            <text:p>13,1%</text:p>
          </table:table-cell>
          <table:table-cell office:value-type="float" office:value="360" table:style-name="ce42">
            <text:p>360</text:p>
          </table:table-cell>
          <table:table-cell office:value-type="float" office:value="7581" table:style-name="ce42">
            <text:p>7.581</text:p>
          </table:table-cell>
          <table:table-cell office:value-type="percentage" office:value="4.7487138899881279E-2" table:style-name="ce43">
            <text:p>4,7%</text:p>
          </table:table-cell>
          <table:table-cell office:value-type="float" office:value="7" table:style-name="ce42">
            <text:p>7</text:p>
          </table:table-cell>
          <table:table-cell office:value-type="float" office:value="2175" table:style-name="ce42">
            <text:p>2.175</text:p>
          </table:table-cell>
          <table:table-cell office:value-type="percentage" office:value="3.2183908045977012E-3" table:style-name="ce43">
            <text:p>0,3%</text:p>
          </table:table-cell>
          <table:table-cell office:value-type="float" office:value="22035" table:style-name="ce42">
            <text:p>22.035</text:p>
          </table:table-cell>
          <table:table-cell office:value-type="float" office:value="66158" table:style-name="ce42">
            <text:p>66.158</text:p>
          </table:table-cell>
          <table:table-cell office:value-type="percentage" office:value="0.33306629583723812" table:style-name="ce43">
            <text:p>33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elilla</text:p>
          </table:table-cell>
          <table:table-cell office:value-type="float" office:value="1861" table:style-name="ce42">
            <text:p>1.861</text:p>
          </table:table-cell>
          <table:table-cell office:value-type="float" office:value="2349" table:style-name="ce42">
            <text:p>2.349</text:p>
          </table:table-cell>
          <table:table-cell office:value-type="percentage" office:value="0.79225202213707957" table:style-name="ce43">
            <text:p>79,2%</text:p>
          </table:table-cell>
          <table:table-cell office:value-type="float" office:value="2980" table:style-name="ce42">
            <text:p>2.980</text:p>
          </table:table-cell>
          <table:table-cell office:value-type="float" office:value="3748" table:style-name="ce42">
            <text:p>3.748</text:p>
          </table:table-cell>
          <table:table-cell office:value-type="percentage" office:value="0.79509071504802564" table:style-name="ce43">
            <text:p>79,5%</text:p>
          </table:table-cell>
          <table:table-cell office:value-type="float" office:value="5490" table:style-name="ce42">
            <text:p>5.490</text:p>
          </table:table-cell>
          <table:table-cell office:value-type="float" office:value="7827" table:style-name="ce42">
            <text:p>7.827</text:p>
          </table:table-cell>
          <table:table-cell office:value-type="percentage" office:value="0.701418167880414" table:style-name="ce43">
            <text:p>70,1%</text:p>
          </table:table-cell>
          <table:table-cell office:value-type="float" office:value="5227" table:style-name="ce42">
            <text:p>5.227</text:p>
          </table:table-cell>
          <table:table-cell office:value-type="float" office:value="11299" table:style-name="ce42">
            <text:p>11.299</text:p>
          </table:table-cell>
          <table:table-cell office:value-type="percentage" office:value="0.4626073103814497" table:style-name="ce43">
            <text:p>46,3%</text:p>
          </table:table-cell>
          <table:table-cell office:value-type="float" office:value="3922" table:style-name="ce42">
            <text:p>3.922</text:p>
          </table:table-cell>
          <table:table-cell office:value-type="float" office:value="30095" table:style-name="ce42">
            <text:p>30.095</text:p>
          </table:table-cell>
          <table:table-cell office:value-type="percentage" office:value="0.13032065127097525" table:style-name="ce43">
            <text:p>13,0%</text:p>
          </table:table-cell>
          <table:table-cell office:value-type="float" office:value="293" table:style-name="ce42">
            <text:p>293</text:p>
          </table:table-cell>
          <table:table-cell office:value-type="float" office:value="8536" table:style-name="ce42">
            <text:p>8.536</text:p>
          </table:table-cell>
          <table:table-cell office:value-type="percentage" office:value="3.4325210871602625E-2" table:style-name="ce43">
            <text:p>3,4%</text:p>
          </table:table-cell>
          <table:table-cell office:value-type="float" office:value="6" table:style-name="ce42">
            <text:p>6</text:p>
          </table:table-cell>
          <table:table-cell office:value-type="float" office:value="2324" table:style-name="ce42">
            <text:p>2.324</text:p>
          </table:table-cell>
          <table:table-cell office:value-type="percentage" office:value="2.5817555938037868E-3" table:style-name="ce43">
            <text:p>0,3%</text:p>
          </table:table-cell>
          <table:table-cell office:value-type="float" office:value="19779" table:style-name="ce42">
            <text:p>19.779</text:p>
          </table:table-cell>
          <table:table-cell office:value-type="float" office:value="66178" table:style-name="ce42">
            <text:p>66.178</text:p>
          </table:table-cell>
          <table:table-cell office:value-type="percentage" office:value="0.29887575931578469" table:style-name="ce43">
            <text:p>29,9%</text:p>
          </table:table-cell>
          <table:table-cell table:number-columns-repeated="16359"/>
        </table:table-row>
        <table:table-row table:style-name="ro4">
          <table:table-cell office:value-type="string" table:style-name="ce44">
            <text:p>Fuerzas Armadas</text:p>
          </table:table-cell>
          <table:table-cell office:value-type="float" office:value="26" table:style-name="ce45">
            <text:p>26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0" table:style-name="ce45">
            <text:p>1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3171" table:style-name="ce45">
            <text:p>3.171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8155" table:style-name="ce45">
            <text:p>8.155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50034" table:style-name="ce45">
            <text:p>50.034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792" table:style-name="ce45">
            <text:p>6.792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8188" table:style-name="ce45">
            <text:p>68.188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table:number-columns-repeated="16359" table:style-name="ce47"/>
        </table:table-row>
        <table:table-row table:style-name="ro9">
          <table:table-cell office:value-type="string" table:style-name="ce48">
            <text:p>Total España</text:p>
          </table:table-cell>
          <table:table-cell office:value-type="float" office:value="2890218" table:style-name="ce49">
            <text:p>2.890.218</text:p>
          </table:table-cell>
          <table:table-cell office:value-type="float" office:value="2834024" table:style-name="ce49">
            <text:p>2.834.024</text:p>
          </table:table-cell>
          <table:table-cell office:value-type="percentage" office:value="1" table:style-name="ce50">
            <text:p>100,0%</text:p>
          </table:table-cell>
          <table:table-cell office:value-type="float" office:value="3782257" table:style-name="ce49">
            <text:p>3.782.257</text:p>
          </table:table-cell>
          <table:table-cell office:value-type="float" office:value="3960045" table:style-name="ce49">
            <text:p>3.960.045</text:p>
          </table:table-cell>
          <table:table-cell office:value-type="percentage" office:value="0.95510455057960197" table:style-name="ce50">
            <text:p>95,5%</text:p>
          </table:table-cell>
          <table:table-cell office:value-type="float" office:value="4540061" table:style-name="ce49">
            <text:p>4.540.061</text:p>
          </table:table-cell>
          <table:table-cell office:value-type="float" office:value="5336986" table:style-name="ce49">
            <text:p>5.336.986</text:p>
          </table:table-cell>
          <table:table-cell office:value-type="percentage" office:value="0.85067882883710022" table:style-name="ce50">
            <text:p>85,1%</text:p>
          </table:table-cell>
          <table:table-cell office:value-type="float" office:value="2019939" table:style-name="ce49">
            <text:p>2.019.939</text:p>
          </table:table-cell>
          <table:table-cell office:value-type="float" office:value="7033306" table:style-name="ce49">
            <text:p>7.033.306</text:p>
          </table:table-cell>
          <table:table-cell office:value-type="percentage" office:value="0.28719623460148042" table:style-name="ce50">
            <text:p>28,7%</text:p>
          </table:table-cell>
          <table:table-cell office:value-type="float" office:value="2056102" table:style-name="ce49">
            <text:p>2.056.102</text:p>
          </table:table-cell>
          <table:table-cell office:value-type="float" office:value="16706113" table:style-name="ce49">
            <text:p>16.706.113</text:p>
          </table:table-cell>
          <table:table-cell office:value-type="percentage" office:value="0.12307482895632275" table:style-name="ce50">
            <text:p>12,3%</text:p>
          </table:table-cell>
          <table:table-cell office:value-type="float" office:value="205083" table:style-name="ce49">
            <text:p>205.083</text:p>
          </table:table-cell>
          <table:table-cell office:value-type="float" office:value="3310299" table:style-name="ce49">
            <text:p>3.310.299</text:p>
          </table:table-cell>
          <table:table-cell office:value-type="percentage" office:value="6.1953013912036344E-2" table:style-name="ce50">
            <text:p>6,2%</text:p>
          </table:table-cell>
          <table:table-cell office:value-type="float" office:value="2229" table:style-name="ce49">
            <text:p>2.229</text:p>
          </table:table-cell>
          <table:table-cell office:value-type="float" office:value="949049" table:style-name="ce49">
            <text:p>949.049</text:p>
          </table:table-cell>
          <table:table-cell office:value-type="percentage" office:value="2.3486669286833452E-3" table:style-name="ce50">
            <text:p>0,2%</text:p>
          </table:table-cell>
          <table:table-cell office:value-type="float" office:value="15495889" table:style-name="ce49">
            <text:p>15.495.889</text:p>
          </table:table-cell>
          <table:table-cell office:value-type="float" office:value="40129822" table:style-name="ce49">
            <text:p>40.129.822</text:p>
          </table:table-cell>
          <table:table-cell office:value-type="percentage" office:value="0.38614397542057377" table:style-name="ce50">
            <text:p>38,6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style-name="ce47"/>
          <table:table-cell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default-cell-style-name="ce47"/>
        <table:table-column table:style-name="co3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pauta completa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5">
            <text:p>Total Personas pauta completa</text:p>
          </table:table-cell>
          <table:table-cell office:value-type="string" table:style-name="ce35">
            <text:p>Total Población INE Población a Vacunar (1)</text:p>
          </table:table-cell>
          <table:table-cell office:value-type="string" table:style-name="ce36">
            <text:p>% pauta completa sobre Población a Vacunar INE</text:p>
          </table:table-cell>
          <table:table-cell table:number-columns-repeated="16359" table:style-name="ce37"/>
        </table:table-row>
        <table:table-row table:style-name="ro4">
          <table:table-cell office:value-type="string" table:style-name="ce38">
            <text:p>Andalucía</text:p>
          </table:table-cell>
          <table:table-cell office:value-type="float" office:value="416358" table:style-name="ce39">
            <text:p>416.358</text:p>
          </table:table-cell>
          <table:table-cell office:value-type="float" office:value="413516" table:style-name="ce39">
            <text:p>413.516</text:p>
          </table:table-cell>
          <table:table-cell office:value-type="percentage" office:value="1" table:style-name="ce40">
            <text:p>100,0%</text:p>
          </table:table-cell>
          <table:table-cell office:value-type="float" office:value="513032" table:style-name="ce39">
            <text:p>513.032</text:p>
          </table:table-cell>
          <table:table-cell office:value-type="float" office:value="650381" table:style-name="ce39">
            <text:p>650.381</text:p>
          </table:table-cell>
          <table:table-cell office:value-type="percentage" office:value="0.78881763151137563" table:style-name="ce40">
            <text:p>78,9%</text:p>
          </table:table-cell>
          <table:table-cell office:value-type="float" office:value="62957" table:style-name="ce39">
            <text:p>62.957</text:p>
          </table:table-cell>
          <table:table-cell office:value-type="float" office:value="916147" table:style-name="ce39">
            <text:p>916.147</text:p>
          </table:table-cell>
          <table:table-cell office:value-type="percentage" office:value="6.8719321244298137E-2" table:style-name="ce40">
            <text:p>6,9%</text:p>
          </table:table-cell>
          <table:table-cell office:value-type="float" office:value="85944" table:style-name="ce39">
            <text:p>85.944</text:p>
          </table:table-cell>
          <table:table-cell office:value-type="float" office:value="1265021" table:style-name="ce39">
            <text:p>1.265.021</text:p>
          </table:table-cell>
          <table:table-cell office:value-type="percentage" office:value="6.7938793110944404E-2" table:style-name="ce40">
            <text:p>6,8%</text:p>
          </table:table-cell>
          <table:table-cell office:value-type="float" office:value="156291" table:style-name="ce39">
            <text:p>156.291</text:p>
          </table:table-cell>
          <table:table-cell office:value-type="float" office:value="3009381" table:style-name="ce39">
            <text:p>3.009.381</text:p>
          </table:table-cell>
          <table:table-cell office:value-type="percentage" office:value="5.1934600504223292E-2" table:style-name="ce40">
            <text:p>5,2%</text:p>
          </table:table-cell>
          <table:table-cell office:value-type="float" office:value="14976" table:style-name="ce39">
            <text:p>14.976</text:p>
          </table:table-cell>
          <table:table-cell office:value-type="float" office:value="625846" table:style-name="ce39">
            <text:p>625.846</text:p>
          </table:table-cell>
          <table:table-cell office:value-type="percentage" office:value="2.3929209422126209E-2" table:style-name="ce40">
            <text:p>2,4%</text:p>
          </table:table-cell>
          <table:table-cell office:value-type="float" office:value="315" table:style-name="ce39">
            <text:p>315</text:p>
          </table:table-cell>
          <table:table-cell office:value-type="float" office:value="181921" table:style-name="ce39">
            <text:p>181.921</text:p>
          </table:table-cell>
          <table:table-cell office:value-type="percentage" office:value="1.7315208249734774E-3" table:style-name="ce40">
            <text:p>0,2%</text:p>
          </table:table-cell>
          <table:table-cell office:value-type="float" office:value="1249873" table:style-name="ce39">
            <text:p>1.249.873</text:p>
          </table:table-cell>
          <table:table-cell office:value-type="float" office:value="7062213" table:style-name="ce39">
            <text:p>7.062.213</text:p>
          </table:table-cell>
          <table:table-cell office:value-type="percentage" office:value="0.17698036012224497" table:style-name="ce40">
            <text:p>17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ragón</text:p>
          </table:table-cell>
          <table:table-cell office:value-type="float" office:value="97389" table:style-name="ce42">
            <text:p>97.389</text:p>
          </table:table-cell>
          <table:table-cell office:value-type="float" office:value="98807" table:style-name="ce42">
            <text:p>98.807</text:p>
          </table:table-cell>
          <table:table-cell office:value-type="percentage" office:value="0.98564879006548123" table:style-name="ce43">
            <text:p>98,6%</text:p>
          </table:table-cell>
          <table:table-cell office:value-type="float" office:value="87407" table:style-name="ce42">
            <text:p>87.407</text:p>
          </table:table-cell>
          <table:table-cell office:value-type="float" office:value="118955" table:style-name="ce42">
            <text:p>118.955</text:p>
          </table:table-cell>
          <table:table-cell office:value-type="percentage" office:value="0.73479046698331296" table:style-name="ce43">
            <text:p>73,5%</text:p>
          </table:table-cell>
          <table:table-cell office:value-type="float" office:value="18382" table:style-name="ce42">
            <text:p>18.382</text:p>
          </table:table-cell>
          <table:table-cell office:value-type="float" office:value="156367" table:style-name="ce42">
            <text:p>156.367</text:p>
          </table:table-cell>
          <table:table-cell office:value-type="percentage" office:value="0.11755677348801218" table:style-name="ce43">
            <text:p>11,8%</text:p>
          </table:table-cell>
          <table:table-cell office:value-type="float" office:value="15287" table:style-name="ce42">
            <text:p>15.287</text:p>
          </table:table-cell>
          <table:table-cell office:value-type="float" office:value="198266" table:style-name="ce42">
            <text:p>198.266</text:p>
          </table:table-cell>
          <table:table-cell office:value-type="percentage" office:value="7.7103487234321574E-2" table:style-name="ce43">
            <text:p>7,7%</text:p>
          </table:table-cell>
          <table:table-cell office:value-type="float" office:value="23085" table:style-name="ce42">
            <text:p>23.085</text:p>
          </table:table-cell>
          <table:table-cell office:value-type="float" office:value="446083" table:style-name="ce42">
            <text:p>446.083</text:p>
          </table:table-cell>
          <table:table-cell office:value-type="percentage" office:value="5.1750458995299078E-2" table:style-name="ce43">
            <text:p>5,2%</text:p>
          </table:table-cell>
          <table:table-cell office:value-type="float" office:value="1568" table:style-name="ce42">
            <text:p>1.568</text:p>
          </table:table-cell>
          <table:table-cell office:value-type="float" office:value="89180" table:style-name="ce42">
            <text:p>89.180</text:p>
          </table:table-cell>
          <table:table-cell office:value-type="percentage" office:value="1.7582417582417582E-2" table:style-name="ce43">
            <text:p>1,8%</text:p>
          </table:table-cell>
          <table:table-cell office:value-type="float" office:value="31" table:style-name="ce42">
            <text:p>31</text:p>
          </table:table-cell>
          <table:table-cell office:value-type="float" office:value="25106" table:style-name="ce42">
            <text:p>25.106</text:p>
          </table:table-cell>
          <table:table-cell office:value-type="percentage" office:value="1.2347645981040389E-3" table:style-name="ce43">
            <text:p>0,1%</text:p>
          </table:table-cell>
          <table:table-cell office:value-type="float" office:value="243149" table:style-name="ce42">
            <text:p>243.149</text:p>
          </table:table-cell>
          <table:table-cell office:value-type="float" office:value="1132764" table:style-name="ce42">
            <text:p>1.132.764</text:p>
          </table:table-cell>
          <table:table-cell office:value-type="percentage" office:value="0.21465106588839333" table:style-name="ce43">
            <text:p>21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sturias<text:s/></text:p>
          </table:table-cell>
          <table:table-cell office:value-type="float" office:value="85400" table:style-name="ce42">
            <text:p>85.400</text:p>
          </table:table-cell>
          <table:table-cell office:value-type="float" office:value="87826" table:style-name="ce42">
            <text:p>87.826</text:p>
          </table:table-cell>
          <table:table-cell office:value-type="percentage" office:value="0.97237720037346576" table:style-name="ce43">
            <text:p>97,2%</text:p>
          </table:table-cell>
          <table:table-cell office:value-type="float" office:value="80454" table:style-name="ce42">
            <text:p>80.454</text:p>
          </table:table-cell>
          <table:table-cell office:value-type="float" office:value="109249" table:style-name="ce42">
            <text:p>109.249</text:p>
          </table:table-cell>
          <table:table-cell office:value-type="percentage" office:value="0.73642779338941322" table:style-name="ce43">
            <text:p>73,6%</text:p>
          </table:table-cell>
          <table:table-cell office:value-type="float" office:value="13801" table:style-name="ce42">
            <text:p>13.801</text:p>
          </table:table-cell>
          <table:table-cell office:value-type="float" office:value="149652" table:style-name="ce42">
            <text:p>149.652</text:p>
          </table:table-cell>
          <table:table-cell office:value-type="percentage" office:value="9.2220618501590357E-2" table:style-name="ce43">
            <text:p>9,2%</text:p>
          </table:table-cell>
          <table:table-cell office:value-type="float" office:value="19175" table:style-name="ce42">
            <text:p>19.175</text:p>
          </table:table-cell>
          <table:table-cell office:value-type="float" office:value="162645" table:style-name="ce42">
            <text:p>162.645</text:p>
          </table:table-cell>
          <table:table-cell office:value-type="percentage" office:value="0.11789480156168342" table:style-name="ce43">
            <text:p>11,8%</text:p>
          </table:table-cell>
          <table:table-cell office:value-type="float" office:value="30736" table:style-name="ce42">
            <text:p>30.736</text:p>
          </table:table-cell>
          <table:table-cell office:value-type="float" office:value="322095" table:style-name="ce42">
            <text:p>322.095</text:p>
          </table:table-cell>
          <table:table-cell office:value-type="percentage" office:value="9.5425262733044594E-2" table:style-name="ce43">
            <text:p>9,5%</text:p>
          </table:table-cell>
          <table:table-cell office:value-type="float" office:value="3332" table:style-name="ce42">
            <text:p>3.332</text:p>
          </table:table-cell>
          <table:table-cell office:value-type="float" office:value="54179" table:style-name="ce42">
            <text:p>54.179</text:p>
          </table:table-cell>
          <table:table-cell office:value-type="percentage" office:value="6.1499843112645121E-2" table:style-name="ce43">
            <text:p>6,1%</text:p>
          </table:table-cell>
          <table:table-cell office:value-type="float" office:value="35" table:style-name="ce42">
            <text:p>35</text:p>
          </table:table-cell>
          <table:table-cell office:value-type="float" office:value="15563" table:style-name="ce42">
            <text:p>15.563</text:p>
          </table:table-cell>
          <table:table-cell office:value-type="percentage" office:value="2.2489237293580929E-3" table:style-name="ce43">
            <text:p>0,2%</text:p>
          </table:table-cell>
          <table:table-cell office:value-type="float" office:value="232933" table:style-name="ce42">
            <text:p>232.933</text:p>
          </table:table-cell>
          <table:table-cell office:value-type="float" office:value="901209" table:style-name="ce42">
            <text:p>901.209</text:p>
          </table:table-cell>
          <table:table-cell office:value-type="percentage" office:value="0.2584672367896903" table:style-name="ce43">
            <text:p>25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Baleares</text:p>
          </table:table-cell>
          <table:table-cell office:value-type="float" office:value="48084" table:style-name="ce42">
            <text:p>48.084</text:p>
          </table:table-cell>
          <table:table-cell office:value-type="float" office:value="49542" table:style-name="ce42">
            <text:p>49.542</text:p>
          </table:table-cell>
          <table:table-cell office:value-type="percentage" office:value="0.97057042509385971" table:style-name="ce43">
            <text:p>97,1%</text:p>
          </table:table-cell>
          <table:table-cell office:value-type="float" office:value="53729" table:style-name="ce42">
            <text:p>53.729</text:p>
          </table:table-cell>
          <table:table-cell office:value-type="float" office:value="80516" table:style-name="ce42">
            <text:p>80.516</text:p>
          </table:table-cell>
          <table:table-cell office:value-type="percentage" office:value="0.66730836107109148" table:style-name="ce43">
            <text:p>66,7%</text:p>
          </table:table-cell>
          <table:table-cell office:value-type="float" office:value="6088" table:style-name="ce42">
            <text:p>6.088</text:p>
          </table:table-cell>
          <table:table-cell office:value-type="float" office:value="117231" table:style-name="ce42">
            <text:p>117.231</text:p>
          </table:table-cell>
          <table:table-cell office:value-type="percentage" office:value="5.193165630251384E-2" table:style-name="ce43">
            <text:p>5,2%</text:p>
          </table:table-cell>
          <table:table-cell office:value-type="float" office:value="8574" table:style-name="ce42">
            <text:p>8.574</text:p>
          </table:table-cell>
          <table:table-cell office:value-type="float" office:value="165797" table:style-name="ce42">
            <text:p>165.797</text:p>
          </table:table-cell>
          <table:table-cell office:value-type="percentage" office:value="5.1713842831896839E-2" table:style-name="ce43">
            <text:p>5,2%</text:p>
          </table:table-cell>
          <table:table-cell office:value-type="float" office:value="19001" table:style-name="ce42">
            <text:p>19.001</text:p>
          </table:table-cell>
          <table:table-cell office:value-type="float" office:value="464054" table:style-name="ce42">
            <text:p>464.054</text:p>
          </table:table-cell>
          <table:table-cell office:value-type="percentage" office:value="4.094566580613463E-2" table:style-name="ce43">
            <text:p>4,1%</text:p>
          </table:table-cell>
          <table:table-cell office:value-type="float" office:value="1386" table:style-name="ce42">
            <text:p>1.386</text:p>
          </table:table-cell>
          <table:table-cell office:value-type="float" office:value="85839" table:style-name="ce42">
            <text:p>85.839</text:p>
          </table:table-cell>
          <table:table-cell office:value-type="percentage" office:value="1.6146506832558628E-2" table:style-name="ce43">
            <text:p>1,6%</text:p>
          </table:table-cell>
          <table:table-cell office:value-type="float" office:value="32" table:style-name="ce42">
            <text:p>32</text:p>
          </table:table-cell>
          <table:table-cell office:value-type="float" office:value="23300" table:style-name="ce42">
            <text:p>23.300</text:p>
          </table:table-cell>
          <table:table-cell office:value-type="percentage" office:value="1.3733905579399143E-3" table:style-name="ce43">
            <text:p>0,1%</text:p>
          </table:table-cell>
          <table:table-cell office:value-type="float" office:value="136894" table:style-name="ce42">
            <text:p>136.894</text:p>
          </table:table-cell>
          <table:table-cell office:value-type="float" office:value="986279" table:style-name="ce42">
            <text:p>986.279</text:p>
          </table:table-cell>
          <table:table-cell office:value-type="percentage" office:value="0.13879845358159304" table:style-name="ce43">
            <text:p>13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arias</text:p>
          </table:table-cell>
          <table:table-cell office:value-type="float" office:value="83803" table:style-name="ce42">
            <text:p>83.803</text:p>
          </table:table-cell>
          <table:table-cell office:value-type="float" office:value="90236" table:style-name="ce42">
            <text:p>90.236</text:p>
          </table:table-cell>
          <table:table-cell office:value-type="percentage" office:value="0.92870916264018799" table:style-name="ce43">
            <text:p>92,9%</text:p>
          </table:table-cell>
          <table:table-cell office:value-type="float" office:value="105857" table:style-name="ce42">
            <text:p>105.857</text:p>
          </table:table-cell>
          <table:table-cell office:value-type="float" office:value="154531" table:style-name="ce42">
            <text:p>154.531</text:p>
          </table:table-cell>
          <table:table-cell office:value-type="percentage" office:value="0.68502112844671947" table:style-name="ce43">
            <text:p>68,5%</text:p>
          </table:table-cell>
          <table:table-cell office:value-type="float" office:value="18077" table:style-name="ce42">
            <text:p>18.077</text:p>
          </table:table-cell>
          <table:table-cell office:value-type="float" office:value="235092" table:style-name="ce42">
            <text:p>235.092</text:p>
          </table:table-cell>
          <table:table-cell office:value-type="percentage" office:value="7.6893301345856091E-2" table:style-name="ce43">
            <text:p>7,7%</text:p>
          </table:table-cell>
          <table:table-cell office:value-type="float" office:value="22475" table:style-name="ce42">
            <text:p>22.475</text:p>
          </table:table-cell>
          <table:table-cell office:value-type="float" office:value="350512" table:style-name="ce42">
            <text:p>350.512</text:p>
          </table:table-cell>
          <table:table-cell office:value-type="percentage" office:value="6.412048660245584E-2" table:style-name="ce43">
            <text:p>6,4%</text:p>
          </table:table-cell>
          <table:table-cell office:value-type="float" office:value="38484" table:style-name="ce42">
            <text:p>38.484</text:p>
          </table:table-cell>
          <table:table-cell office:value-type="float" office:value="832411" table:style-name="ce42">
            <text:p>832.411</text:p>
          </table:table-cell>
          <table:table-cell office:value-type="percentage" office:value="4.623196954389118E-2" table:style-name="ce43">
            <text:p>4,6%</text:p>
          </table:table-cell>
          <table:table-cell office:value-type="float" office:value="2793" table:style-name="ce42">
            <text:p>2.793</text:p>
          </table:table-cell>
          <table:table-cell office:value-type="float" office:value="163899" table:style-name="ce42">
            <text:p>163.899</text:p>
          </table:table-cell>
          <table:table-cell office:value-type="percentage" office:value="1.7040982556330422E-2" table:style-name="ce43">
            <text:p>1,7%</text:p>
          </table:table-cell>
          <table:table-cell office:value-type="float" office:value="47" table:style-name="ce42">
            <text:p>47</text:p>
          </table:table-cell>
          <table:table-cell office:value-type="float" office:value="44352" table:style-name="ce42">
            <text:p>44.352</text:p>
          </table:table-cell>
          <table:table-cell office:value-type="percentage" office:value="1.0597041847041847E-3" table:style-name="ce43">
            <text:p>0,1%</text:p>
          </table:table-cell>
          <table:table-cell office:value-type="float" office:value="271536" table:style-name="ce42">
            <text:p>271.536</text:p>
          </table:table-cell>
          <table:table-cell office:value-type="float" office:value="1871033" table:style-name="ce42">
            <text:p>1.871.033</text:p>
          </table:table-cell>
          <table:table-cell office:value-type="percentage" office:value="0.14512624844136901" table:style-name="ce43">
            <text:p>14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tabria</text:p>
          </table:table-cell>
          <table:table-cell office:value-type="float" office:value="40963" table:style-name="ce42">
            <text:p>40.963</text:p>
          </table:table-cell>
          <table:table-cell office:value-type="float" office:value="41042" table:style-name="ce42">
            <text:p>41.042</text:p>
          </table:table-cell>
          <table:table-cell office:value-type="percentage" office:value="0.99807514253691343" table:style-name="ce43">
            <text:p>99,8%</text:p>
          </table:table-cell>
          <table:table-cell office:value-type="float" office:value="37999" table:style-name="ce42">
            <text:p>37.999</text:p>
          </table:table-cell>
          <table:table-cell office:value-type="float" office:value="53066" table:style-name="ce42">
            <text:p>53.066</text:p>
          </table:table-cell>
          <table:table-cell office:value-type="percentage" office:value="0.71607055365017147" table:style-name="ce43">
            <text:p>71,6%</text:p>
          </table:table-cell>
          <table:table-cell office:value-type="float" office:value="4674" table:style-name="ce42">
            <text:p>4.674</text:p>
          </table:table-cell>
          <table:table-cell office:value-type="float" office:value="77345" table:style-name="ce42">
            <text:p>77.345</text:p>
          </table:table-cell>
          <table:table-cell office:value-type="percentage" office:value="6.0430538496347531E-2" table:style-name="ce43">
            <text:p>6,0%</text:p>
          </table:table-cell>
          <table:table-cell office:value-type="float" office:value="6404" table:style-name="ce42">
            <text:p>6.404</text:p>
          </table:table-cell>
          <table:table-cell office:value-type="float" office:value="89964" table:style-name="ce42">
            <text:p>89.964</text:p>
          </table:table-cell>
          <table:table-cell office:value-type="percentage" office:value="7.118402916722244E-2" table:style-name="ce43">
            <text:p>7,1%</text:p>
          </table:table-cell>
          <table:table-cell office:value-type="float" office:value="12119" table:style-name="ce42">
            <text:p>12.119</text:p>
          </table:table-cell>
          <table:table-cell office:value-type="float" office:value="194241" table:style-name="ce42">
            <text:p>194.241</text:p>
          </table:table-cell>
          <table:table-cell office:value-type="percentage" office:value="6.2391565117560145E-2" table:style-name="ce43">
            <text:p>6,2%</text:p>
          </table:table-cell>
          <table:table-cell office:value-type="float" office:value="710" table:style-name="ce42">
            <text:p>710</text:p>
          </table:table-cell>
          <table:table-cell office:value-type="float" office:value="34935" table:style-name="ce42">
            <text:p>34.935</text:p>
          </table:table-cell>
          <table:table-cell office:value-type="percentage" office:value="2.0323457850293401E-2" table:style-name="ce43">
            <text:p>2,0%</text:p>
          </table:table-cell>
          <table:table-cell office:value-type="float" office:value="5" table:style-name="ce42">
            <text:p>5</text:p>
          </table:table-cell>
          <table:table-cell office:value-type="float" office:value="10791" table:style-name="ce42">
            <text:p>10.791</text:p>
          </table:table-cell>
          <table:table-cell office:value-type="percentage" office:value="4.6334908720229822E-4" table:style-name="ce43">
            <text:p>0,0%</text:p>
          </table:table-cell>
          <table:table-cell office:value-type="float" office:value="102874" table:style-name="ce42">
            <text:p>102.874</text:p>
          </table:table-cell>
          <table:table-cell office:value-type="float" office:value="501384" table:style-name="ce42">
            <text:p>501.384</text:p>
          </table:table-cell>
          <table:table-cell office:value-type="percentage" office:value="0.20518006158952021" table:style-name="ce43">
            <text:p>20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y Leon</text:p>
          </table:table-cell>
          <table:table-cell office:value-type="float" office:value="222624" table:style-name="ce42">
            <text:p>222.624</text:p>
          </table:table-cell>
          <table:table-cell office:value-type="float" office:value="223657" table:style-name="ce42">
            <text:p>223.657</text:p>
          </table:table-cell>
          <table:table-cell office:value-type="percentage" office:value="0.99538132050416483" table:style-name="ce43">
            <text:p>99,5%</text:p>
          </table:table-cell>
          <table:table-cell office:value-type="float" office:value="180549" table:style-name="ce42">
            <text:p>180.549</text:p>
          </table:table-cell>
          <table:table-cell office:value-type="float" office:value="245410" table:style-name="ce42">
            <text:p>245.410</text:p>
          </table:table-cell>
          <table:table-cell office:value-type="percentage" office:value="0.73570351656411714" table:style-name="ce43">
            <text:p>73,6%</text:p>
          </table:table-cell>
          <table:table-cell office:value-type="float" office:value="41852" table:style-name="ce42">
            <text:p>41.852</text:p>
          </table:table-cell>
          <table:table-cell office:value-type="float" office:value="318575" table:style-name="ce42">
            <text:p>318.575</text:p>
          </table:table-cell>
          <table:table-cell office:value-type="percentage" office:value="0.13137251824531115" table:style-name="ce43">
            <text:p>13,1%</text:p>
          </table:table-cell>
          <table:table-cell office:value-type="float" office:value="32610" table:style-name="ce42">
            <text:p>32.610</text:p>
          </table:table-cell>
          <table:table-cell office:value-type="float" office:value="381175" table:style-name="ce42">
            <text:p>381.175</text:p>
          </table:table-cell>
          <table:table-cell office:value-type="percentage" office:value="8.5551255984783886E-2" table:style-name="ce43">
            <text:p>8,6%</text:p>
          </table:table-cell>
          <table:table-cell office:value-type="float" office:value="45178" table:style-name="ce42">
            <text:p>45.178</text:p>
          </table:table-cell>
          <table:table-cell office:value-type="float" office:value="738950" table:style-name="ce42">
            <text:p>738.950</text:p>
          </table:table-cell>
          <table:table-cell office:value-type="percentage" office:value="6.1138101360037889E-2" table:style-name="ce43">
            <text:p>6,1%</text:p>
          </table:table-cell>
          <table:table-cell office:value-type="float" office:value="2948" table:style-name="ce42">
            <text:p>2.948</text:p>
          </table:table-cell>
          <table:table-cell office:value-type="float" office:value="144422" table:style-name="ce42">
            <text:p>144.422</text:p>
          </table:table-cell>
          <table:table-cell office:value-type="percentage" office:value="2.0412402542548919E-2" table:style-name="ce43">
            <text:p>2,0%</text:p>
          </table:table-cell>
          <table:table-cell office:value-type="float" office:value="97" table:style-name="ce42">
            <text:p>97</text:p>
          </table:table-cell>
          <table:table-cell office:value-type="float" office:value="40684" table:style-name="ce42">
            <text:p>40.684</text:p>
          </table:table-cell>
          <table:table-cell office:value-type="percentage" office:value="2.3842296725985644E-3" table:style-name="ce43">
            <text:p>0,2%</text:p>
          </table:table-cell>
          <table:table-cell office:value-type="float" office:value="525858" table:style-name="ce42">
            <text:p>525.858</text:p>
          </table:table-cell>
          <table:table-cell office:value-type="float" office:value="2092873" table:style-name="ce42">
            <text:p>2.092.873</text:p>
          </table:table-cell>
          <table:table-cell office:value-type="percentage" office:value="0.25126130443653294" table:style-name="ce43">
            <text:p>25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- La Mancha</text:p>
          </table:table-cell>
          <table:table-cell office:value-type="float" office:value="132481" table:style-name="ce42">
            <text:p>132.481</text:p>
          </table:table-cell>
          <table:table-cell office:value-type="float" office:value="135194" table:style-name="ce42">
            <text:p>135.194</text:p>
          </table:table-cell>
          <table:table-cell office:value-type="percentage" office:value="0.97993254138497266" table:style-name="ce43">
            <text:p>98,0%</text:p>
          </table:table-cell>
          <table:table-cell office:value-type="float" office:value="108864" table:style-name="ce42">
            <text:p>108.864</text:p>
          </table:table-cell>
          <table:table-cell office:value-type="float" office:value="159101" table:style-name="ce42">
            <text:p>159.101</text:p>
          </table:table-cell>
          <table:table-cell office:value-type="percentage" office:value="0.68424459934255599" table:style-name="ce43">
            <text:p>68,4%</text:p>
          </table:table-cell>
          <table:table-cell office:value-type="float" office:value="16421" table:style-name="ce42">
            <text:p>16.421</text:p>
          </table:table-cell>
          <table:table-cell office:value-type="float" office:value="218444" table:style-name="ce42">
            <text:p>218.444</text:p>
          </table:table-cell>
          <table:table-cell office:value-type="percentage" office:value="7.5172584277892737E-2" table:style-name="ce43">
            <text:p>7,5%</text:p>
          </table:table-cell>
          <table:table-cell office:value-type="float" office:value="28212" table:style-name="ce42">
            <text:p>28.212</text:p>
          </table:table-cell>
          <table:table-cell office:value-type="float" office:value="307478" table:style-name="ce42">
            <text:p>307.478</text:p>
          </table:table-cell>
          <table:table-cell office:value-type="percentage" office:value="9.1752905898958625E-2" table:style-name="ce43">
            <text:p>9,2%</text:p>
          </table:table-cell>
          <table:table-cell office:value-type="float" office:value="37740" table:style-name="ce42">
            <text:p>37.740</text:p>
          </table:table-cell>
          <table:table-cell office:value-type="float" office:value="707865" table:style-name="ce42">
            <text:p>707.865</text:p>
          </table:table-cell>
          <table:table-cell office:value-type="percentage" office:value="5.3315250789345424E-2" table:style-name="ce43">
            <text:p>5,3%</text:p>
          </table:table-cell>
          <table:table-cell office:value-type="float" office:value="4104" table:style-name="ce42">
            <text:p>4.104</text:p>
          </table:table-cell>
          <table:table-cell office:value-type="float" office:value="149518" table:style-name="ce42">
            <text:p>149.518</text:p>
          </table:table-cell>
          <table:table-cell office:value-type="percentage" office:value="2.7448200216696316E-2" table:style-name="ce43">
            <text:p>2,7%</text:p>
          </table:table-cell>
          <table:table-cell office:value-type="float" office:value="93" table:style-name="ce42">
            <text:p>93</text:p>
          </table:table-cell>
          <table:table-cell office:value-type="float" office:value="42364" table:style-name="ce42">
            <text:p>42.364</text:p>
          </table:table-cell>
          <table:table-cell office:value-type="percentage" office:value="2.1952601265225191E-3" table:style-name="ce43">
            <text:p>0,2%</text:p>
          </table:table-cell>
          <table:table-cell office:value-type="float" office:value="327915" table:style-name="ce42">
            <text:p>327.915</text:p>
          </table:table-cell>
          <table:table-cell office:value-type="float" office:value="1719964" table:style-name="ce42">
            <text:p>1.719.964</text:p>
          </table:table-cell>
          <table:table-cell office:value-type="percentage" office:value="0.19065224620980439" table:style-name="ce43">
            <text:p>19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taluña</text:p>
          </table:table-cell>
          <table:table-cell office:value-type="float" office:value="435123" table:style-name="ce42">
            <text:p>435.123</text:p>
          </table:table-cell>
          <table:table-cell office:value-type="float" office:value="447196" table:style-name="ce42">
            <text:p>447.196</text:p>
          </table:table-cell>
          <table:table-cell office:value-type="percentage" office:value="0.9730028891134983" table:style-name="ce43">
            <text:p>97,3%</text:p>
          </table:table-cell>
          <table:table-cell office:value-type="float" office:value="349660" table:style-name="ce42">
            <text:p>349.660</text:p>
          </table:table-cell>
          <table:table-cell office:value-type="float" office:value="635292" table:style-name="ce42">
            <text:p>635.292</text:p>
          </table:table-cell>
          <table:table-cell office:value-type="percentage" office:value="0.55039257538265873" table:style-name="ce43">
            <text:p>55,0%</text:p>
          </table:table-cell>
          <table:table-cell office:value-type="float" office:value="67885" table:style-name="ce42">
            <text:p>67.885</text:p>
          </table:table-cell>
          <table:table-cell office:value-type="float" office:value="837584" table:style-name="ce42">
            <text:p>837.584</text:p>
          </table:table-cell>
          <table:table-cell office:value-type="percentage" office:value="8.1048587365565722E-2" table:style-name="ce43">
            <text:p>8,1%</text:p>
          </table:table-cell>
          <table:table-cell office:value-type="float" office:value="81631" table:style-name="ce42">
            <text:p>81.631</text:p>
          </table:table-cell>
          <table:table-cell office:value-type="float" office:value="1091780" table:style-name="ce42">
            <text:p>1.091.780</text:p>
          </table:table-cell>
          <table:table-cell office:value-type="percentage" office:value="7.4768726300170368E-2" table:style-name="ce43">
            <text:p>7,5%</text:p>
          </table:table-cell>
          <table:table-cell office:value-type="float" office:value="147431" table:style-name="ce42">
            <text:p>147.431</text:p>
          </table:table-cell>
          <table:table-cell office:value-type="float" office:value="2803626" table:style-name="ce42">
            <text:p>2.803.626</text:p>
          </table:table-cell>
          <table:table-cell office:value-type="percentage" office:value="5.2585829921679997E-2" table:style-name="ce43">
            <text:p>5,3%</text:p>
          </table:table-cell>
          <table:table-cell office:value-type="float" office:value="19842" table:style-name="ce42">
            <text:p>19.842</text:p>
          </table:table-cell>
          <table:table-cell office:value-type="float" office:value="556316" table:style-name="ce42">
            <text:p>556.316</text:p>
          </table:table-cell>
          <table:table-cell office:value-type="percentage" office:value="3.5666779312477082E-2" table:style-name="ce43">
            <text:p>3,6%</text:p>
          </table:table-cell>
          <table:table-cell office:value-type="float" office:value="323" table:style-name="ce42">
            <text:p>323</text:p>
          </table:table-cell>
          <table:table-cell office:value-type="float" office:value="159864" table:style-name="ce42">
            <text:p>159.864</text:p>
          </table:table-cell>
          <table:table-cell office:value-type="percentage" office:value="2.0204673972876947E-3" table:style-name="ce43">
            <text:p>0,2%</text:p>
          </table:table-cell>
          <table:table-cell office:value-type="float" office:value="1101895" table:style-name="ce42">
            <text:p>1.101.895</text:p>
          </table:table-cell>
          <table:table-cell office:value-type="float" office:value="6531658" table:style-name="ce42">
            <text:p>6.531.658</text:p>
          </table:table-cell>
          <table:table-cell office:value-type="percentage" office:value="0.16870065762781825" table:style-name="ce43">
            <text:p>16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. Valenciana</text:p>
          </table:table-cell>
          <table:table-cell office:value-type="float" office:value="283003" table:style-name="ce42">
            <text:p>283.003</text:p>
          </table:table-cell>
          <table:table-cell office:value-type="float" office:value="276531" table:style-name="ce42">
            <text:p>276.531</text:p>
          </table:table-cell>
          <table:table-cell office:value-type="percentage" office:value="1" table:style-name="ce43">
            <text:p>100,0%</text:p>
          </table:table-cell>
          <table:table-cell office:value-type="float" office:value="286008" table:style-name="ce42">
            <text:p>286.008</text:p>
          </table:table-cell>
          <table:table-cell office:value-type="float" office:value="437862" table:style-name="ce42">
            <text:p>437.862</text:p>
          </table:table-cell>
          <table:table-cell office:value-type="percentage" office:value="0.65319210162105867" table:style-name="ce43">
            <text:p>65,3%</text:p>
          </table:table-cell>
          <table:table-cell office:value-type="float" office:value="29394" table:style-name="ce42">
            <text:p>29.394</text:p>
          </table:table-cell>
          <table:table-cell office:value-type="float" office:value="580728" table:style-name="ce42">
            <text:p>580.728</text:p>
          </table:table-cell>
          <table:table-cell office:value-type="percentage" office:value="5.0615778815555644E-2" table:style-name="ce43">
            <text:p>5,1%</text:p>
          </table:table-cell>
          <table:table-cell office:value-type="float" office:value="42000" table:style-name="ce42">
            <text:p>42.000</text:p>
          </table:table-cell>
          <table:table-cell office:value-type="float" office:value="752334" table:style-name="ce42">
            <text:p>752.334</text:p>
          </table:table-cell>
          <table:table-cell office:value-type="percentage" office:value="5.5826268651955113E-2" table:style-name="ce43">
            <text:p>5,6%</text:p>
          </table:table-cell>
          <table:table-cell office:value-type="float" office:value="71938" table:style-name="ce42">
            <text:p>71.938</text:p>
          </table:table-cell>
          <table:table-cell office:value-type="float" office:value="1765967" table:style-name="ce42">
            <text:p>1.765.967</text:p>
          </table:table-cell>
          <table:table-cell office:value-type="percentage" office:value="4.0735755537900764E-2" table:style-name="ce43">
            <text:p>4,1%</text:p>
          </table:table-cell>
          <table:table-cell office:value-type="float" office:value="5923" table:style-name="ce42">
            <text:p>5.923</text:p>
          </table:table-cell>
          <table:table-cell office:value-type="float" office:value="352834" table:style-name="ce42">
            <text:p>352.834</text:p>
          </table:table-cell>
          <table:table-cell office:value-type="percentage" office:value="1.6786930964702948E-2" table:style-name="ce43">
            <text:p>1,7%</text:p>
          </table:table-cell>
          <table:table-cell office:value-type="float" office:value="119" table:style-name="ce42">
            <text:p>119</text:p>
          </table:table-cell>
          <table:table-cell office:value-type="float" office:value="103049" table:style-name="ce42">
            <text:p>103.049</text:p>
          </table:table-cell>
          <table:table-cell office:value-type="percentage" office:value="1.1547904394996556E-3" table:style-name="ce43">
            <text:p>0,1%</text:p>
          </table:table-cell>
          <table:table-cell office:value-type="float" office:value="718385" table:style-name="ce42">
            <text:p>718.385</text:p>
          </table:table-cell>
          <table:table-cell office:value-type="float" office:value="4269305" table:style-name="ce42">
            <text:p>4.269.305</text:p>
          </table:table-cell>
          <table:table-cell office:value-type="percentage" office:value="0.16826743462928978" table:style-name="ce43">
            <text:p>16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Extremadura</text:p>
          </table:table-cell>
          <table:table-cell office:value-type="float" office:value="75820" table:style-name="ce42">
            <text:p>75.820</text:p>
          </table:table-cell>
          <table:table-cell office:value-type="float" office:value="76005" table:style-name="ce42">
            <text:p>76.005</text:p>
          </table:table-cell>
          <table:table-cell office:value-type="percentage" office:value="0.99756594960857836" table:style-name="ce43">
            <text:p>99,8%</text:p>
          </table:table-cell>
          <table:table-cell office:value-type="float" office:value="75029" table:style-name="ce42">
            <text:p>75.029</text:p>
          </table:table-cell>
          <table:table-cell office:value-type="float" office:value="91876" table:style-name="ce42">
            <text:p>91.876</text:p>
          </table:table-cell>
          <table:table-cell office:value-type="percentage" office:value="0.81663328834516091" table:style-name="ce43">
            <text:p>81,7%</text:p>
          </table:table-cell>
          <table:table-cell office:value-type="float" office:value="11897" table:style-name="ce42">
            <text:p>11.897</text:p>
          </table:table-cell>
          <table:table-cell office:value-type="float" office:value="125297" table:style-name="ce42">
            <text:p>125.297</text:p>
          </table:table-cell>
          <table:table-cell office:value-type="percentage" office:value="9.4950397854697235E-2" table:style-name="ce43">
            <text:p>9,5%</text:p>
          </table:table-cell>
          <table:table-cell office:value-type="float" office:value="14507" table:style-name="ce42">
            <text:p>14.507</text:p>
          </table:table-cell>
          <table:table-cell office:value-type="float" office:value="169216" table:style-name="ce42">
            <text:p>169.216</text:p>
          </table:table-cell>
          <table:table-cell office:value-type="percentage" office:value="8.5730663767019669E-2" table:style-name="ce43">
            <text:p>8,6%</text:p>
          </table:table-cell>
          <table:table-cell office:value-type="float" office:value="21020" table:style-name="ce42">
            <text:p>21.020</text:p>
          </table:table-cell>
          <table:table-cell office:value-type="float" office:value="351778" table:style-name="ce42">
            <text:p>351.778</text:p>
          </table:table-cell>
          <table:table-cell office:value-type="percentage" office:value="5.9753594596592172E-2" table:style-name="ce43">
            <text:p>6,0%</text:p>
          </table:table-cell>
          <table:table-cell office:value-type="float" office:value="1012" table:style-name="ce42">
            <text:p>1.012</text:p>
          </table:table-cell>
          <table:table-cell office:value-type="float" office:value="76088" table:style-name="ce42">
            <text:p>76.088</text:p>
          </table:table-cell>
          <table:table-cell office:value-type="percentage" office:value="1.3300389023236252E-2" table:style-name="ce43">
            <text:p>1,3%</text:p>
          </table:table-cell>
          <table:table-cell office:value-type="float" office:value="52" table:style-name="ce42">
            <text:p>52</text:p>
          </table:table-cell>
          <table:table-cell office:value-type="float" office:value="20953" table:style-name="ce42">
            <text:p>20.953</text:p>
          </table:table-cell>
          <table:table-cell office:value-type="percentage" office:value="2.4817448575383001E-3" table:style-name="ce43">
            <text:p>0,2%</text:p>
          </table:table-cell>
          <table:table-cell office:value-type="float" office:value="199337" table:style-name="ce42">
            <text:p>199.337</text:p>
          </table:table-cell>
          <table:table-cell office:value-type="float" office:value="911213" table:style-name="ce42">
            <text:p>911.213</text:p>
          </table:table-cell>
          <table:table-cell office:value-type="percentage" office:value="0.21876004841897559" table:style-name="ce43">
            <text:p>21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Galicia</text:p>
          </table:table-cell>
          <table:table-cell office:value-type="float" office:value="234293" table:style-name="ce42">
            <text:p>234.293</text:p>
          </table:table-cell>
          <table:table-cell office:value-type="float" office:value="234302" table:style-name="ce42">
            <text:p>234.302</text:p>
          </table:table-cell>
          <table:table-cell office:value-type="percentage" office:value="0.99996158803595359" table:style-name="ce43">
            <text:p>100,0%</text:p>
          </table:table-cell>
          <table:table-cell office:value-type="float" office:value="216303" table:style-name="ce42">
            <text:p>216.303</text:p>
          </table:table-cell>
          <table:table-cell office:value-type="float" office:value="289762" table:style-name="ce42">
            <text:p>289.762</text:p>
          </table:table-cell>
          <table:table-cell office:value-type="percentage" office:value="0.74648504634838242" table:style-name="ce43">
            <text:p>74,6%</text:p>
          </table:table-cell>
          <table:table-cell office:value-type="float" office:value="20992" table:style-name="ce42">
            <text:p>20.992</text:p>
          </table:table-cell>
          <table:table-cell office:value-type="float" office:value="346927" table:style-name="ce42">
            <text:p>346.927</text:p>
          </table:table-cell>
          <table:table-cell office:value-type="percentage" office:value="6.050840666768513E-2" table:style-name="ce43">
            <text:p>6,1%</text:p>
          </table:table-cell>
          <table:table-cell office:value-type="float" office:value="27634" table:style-name="ce42">
            <text:p>27.634</text:p>
          </table:table-cell>
          <table:table-cell office:value-type="float" office:value="405889" table:style-name="ce42">
            <text:p>405.889</text:p>
          </table:table-cell>
          <table:table-cell office:value-type="percentage" office:value="6.8082653139158733E-2" table:style-name="ce43">
            <text:p>6,8%</text:p>
          </table:table-cell>
          <table:table-cell office:value-type="float" office:value="43288" table:style-name="ce42">
            <text:p>43.288</text:p>
          </table:table-cell>
          <table:table-cell office:value-type="float" office:value="889004" table:style-name="ce42">
            <text:p>889.004</text:p>
          </table:table-cell>
          <table:table-cell office:value-type="percentage" office:value="4.8692694296088655E-2" table:style-name="ce43">
            <text:p>4,9%</text:p>
          </table:table-cell>
          <table:table-cell office:value-type="float" office:value="1853" table:style-name="ce42">
            <text:p>1.853</text:p>
          </table:table-cell>
          <table:table-cell office:value-type="float" office:value="152745" table:style-name="ce42">
            <text:p>152.745</text:p>
          </table:table-cell>
          <table:table-cell office:value-type="percentage" office:value="1.2131329994435169E-2" table:style-name="ce43">
            <text:p>1,2%</text:p>
          </table:table-cell>
          <table:table-cell office:value-type="float" office:value="30" table:style-name="ce42">
            <text:p>30</text:p>
          </table:table-cell>
          <table:table-cell office:value-type="float" office:value="44014" table:style-name="ce42">
            <text:p>44.014</text:p>
          </table:table-cell>
          <table:table-cell office:value-type="percentage" office:value="6.816013086745127E-4" table:style-name="ce43">
            <text:p>0,1%</text:p>
          </table:table-cell>
          <table:table-cell office:value-type="float" office:value="544393" table:style-name="ce42">
            <text:p>544.393</text:p>
          </table:table-cell>
          <table:table-cell office:value-type="float" office:value="2362643" table:style-name="ce42">
            <text:p>2.362.643</text:p>
          </table:table-cell>
          <table:table-cell office:value-type="percentage" office:value="0.23041695254001557" table:style-name="ce43">
            <text:p>23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La Rioja</text:p>
          </table:table-cell>
          <table:table-cell office:value-type="float" office:value="22764" table:style-name="ce42">
            <text:p>22.764</text:p>
          </table:table-cell>
          <table:table-cell office:value-type="float" office:value="22207" table:style-name="ce42">
            <text:p>22.207</text:p>
          </table:table-cell>
          <table:table-cell office:value-type="percentage" office:value="1" table:style-name="ce43">
            <text:p>100,0%</text:p>
          </table:table-cell>
          <table:table-cell office:value-type="float" office:value="21542" table:style-name="ce42">
            <text:p>21.542</text:p>
          </table:table-cell>
          <table:table-cell office:value-type="float" office:value="28125" table:style-name="ce42">
            <text:p>28.125</text:p>
          </table:table-cell>
          <table:table-cell office:value-type="percentage" office:value="0.76593777777777783" table:style-name="ce43">
            <text:p>76,6%</text:p>
          </table:table-cell>
          <table:table-cell office:value-type="float" office:value="4086" table:style-name="ce42">
            <text:p>4.086</text:p>
          </table:table-cell>
          <table:table-cell office:value-type="float" office:value="37718" table:style-name="ce42">
            <text:p>37.718</text:p>
          </table:table-cell>
          <table:table-cell office:value-type="percentage" office:value="0.10833024020361631" table:style-name="ce43">
            <text:p>10,8%</text:p>
          </table:table-cell>
          <table:table-cell office:value-type="float" office:value="4373" table:style-name="ce42">
            <text:p>4.373</text:p>
          </table:table-cell>
          <table:table-cell office:value-type="float" office:value="47664" table:style-name="ce42">
            <text:p>47.664</text:p>
          </table:table-cell>
          <table:table-cell office:value-type="percentage" office:value="9.1746391406512251E-2" table:style-name="ce43">
            <text:p>9,2%</text:p>
          </table:table-cell>
          <table:table-cell office:value-type="float" office:value="5006" table:style-name="ce42">
            <text:p>5.006</text:p>
          </table:table-cell>
          <table:table-cell office:value-type="float" office:value="107618" table:style-name="ce42">
            <text:p>107.618</text:p>
          </table:table-cell>
          <table:table-cell office:value-type="percentage" office:value="4.6516382017878048E-2" table:style-name="ce43">
            <text:p>4,7%</text:p>
          </table:table-cell>
          <table:table-cell office:value-type="float" office:value="419" table:style-name="ce42">
            <text:p>419</text:p>
          </table:table-cell>
          <table:table-cell office:value-type="float" office:value="21170" table:style-name="ce42">
            <text:p>21.170</text:p>
          </table:table-cell>
          <table:table-cell office:value-type="percentage" office:value="1.9792158715162968E-2" table:style-name="ce43">
            <text:p>2,0%</text:p>
          </table:table-cell>
          <table:table-cell office:value-type="float" office:value="9" table:style-name="ce42">
            <text:p>9</text:p>
          </table:table-cell>
          <table:table-cell office:value-type="float" office:value="6286" table:style-name="ce42">
            <text:p>6.286</text:p>
          </table:table-cell>
          <table:table-cell office:value-type="percentage" office:value="1.4317531021317213E-3" table:style-name="ce43">
            <text:p>0,1%</text:p>
          </table:table-cell>
          <table:table-cell office:value-type="float" office:value="58199" table:style-name="ce42">
            <text:p>58.199</text:p>
          </table:table-cell>
          <table:table-cell office:value-type="float" office:value="270788" table:style-name="ce42">
            <text:p>270.788</text:p>
          </table:table-cell>
          <table:table-cell office:value-type="percentage" office:value="0.2149245904545253" table:style-name="ce43">
            <text:p>21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adrid</text:p>
          </table:table-cell>
          <table:table-cell office:value-type="float" office:value="355876" table:style-name="ce42">
            <text:p>355.876</text:p>
          </table:table-cell>
          <table:table-cell office:value-type="float" office:value="364122" table:style-name="ce42">
            <text:p>364.122</text:p>
          </table:table-cell>
          <table:table-cell office:value-type="percentage" office:value="0.97735374407478814" table:style-name="ce43">
            <text:p>97,7%</text:p>
          </table:table-cell>
          <table:table-cell office:value-type="float" office:value="318653" table:style-name="ce42">
            <text:p>318.653</text:p>
          </table:table-cell>
          <table:table-cell office:value-type="float" office:value="526081" table:style-name="ce42">
            <text:p>526.081</text:p>
          </table:table-cell>
          <table:table-cell office:value-type="percentage" office:value="0.60571090763589641" table:style-name="ce43">
            <text:p>60,6%</text:p>
          </table:table-cell>
          <table:table-cell office:value-type="float" office:value="60520" table:style-name="ce42">
            <text:p>60.520</text:p>
          </table:table-cell>
          <table:table-cell office:value-type="float" office:value="703323" table:style-name="ce42">
            <text:p>703.323</text:p>
          </table:table-cell>
          <table:table-cell office:value-type="percentage" office:value="8.6048657586912408E-2" table:style-name="ce43">
            <text:p>8,6%</text:p>
          </table:table-cell>
          <table:table-cell office:value-type="float" office:value="57161" table:style-name="ce42">
            <text:p>57.161</text:p>
          </table:table-cell>
          <table:table-cell office:value-type="float" office:value="972783" table:style-name="ce42">
            <text:p>972.783</text:p>
          </table:table-cell>
          <table:table-cell office:value-type="percentage" office:value="5.8760278499932671E-2" table:style-name="ce43">
            <text:p>5,9%</text:p>
          </table:table-cell>
          <table:table-cell office:value-type="float" office:value="119953" table:style-name="ce42">
            <text:p>119.953</text:p>
          </table:table-cell>
          <table:table-cell office:value-type="float" office:value="2513737" table:style-name="ce42">
            <text:p>2.513.737</text:p>
          </table:table-cell>
          <table:table-cell office:value-type="percentage" office:value="4.7718993673562506E-2" table:style-name="ce43">
            <text:p>4,8%</text:p>
          </table:table-cell>
          <table:table-cell office:value-type="float" office:value="15101" table:style-name="ce42">
            <text:p>15.101</text:p>
          </table:table-cell>
          <table:table-cell office:value-type="float" office:value="479716" table:style-name="ce42">
            <text:p>479.716</text:p>
          </table:table-cell>
          <table:table-cell office:value-type="percentage" office:value="3.1479041766378439E-2" table:style-name="ce43">
            <text:p>3,1%</text:p>
          </table:table-cell>
          <table:table-cell office:value-type="float" office:value="203" table:style-name="ce42">
            <text:p>203</text:p>
          </table:table-cell>
          <table:table-cell office:value-type="float" office:value="135861" table:style-name="ce42">
            <text:p>135.861</text:p>
          </table:table-cell>
          <table:table-cell office:value-type="percentage" office:value="1.4941741927411104E-3" table:style-name="ce43">
            <text:p>0,1%</text:p>
          </table:table-cell>
          <table:table-cell office:value-type="float" office:value="927467" table:style-name="ce42">
            <text:p>927.467</text:p>
          </table:table-cell>
          <table:table-cell office:value-type="float" office:value="5695623" table:style-name="ce42">
            <text:p>5.695.623</text:p>
          </table:table-cell>
          <table:table-cell office:value-type="percentage" office:value="0.16283855163868816" table:style-name="ce43">
            <text:p>16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urcia</text:p>
          </table:table-cell>
          <table:table-cell office:value-type="float" office:value="69830" table:style-name="ce42">
            <text:p>69.830</text:p>
          </table:table-cell>
          <table:table-cell office:value-type="float" office:value="69771" table:style-name="ce42">
            <text:p>69.771</text:p>
          </table:table-cell>
          <table:table-cell office:value-type="percentage" office:value="1" table:style-name="ce43">
            <text:p>100,0%</text:p>
          </table:table-cell>
          <table:table-cell office:value-type="float" office:value="66630" table:style-name="ce42">
            <text:p>66.630</text:p>
          </table:table-cell>
          <table:table-cell office:value-type="float" office:value="102899" table:style-name="ce42">
            <text:p>102.899</text:p>
          </table:table-cell>
          <table:table-cell office:value-type="percentage" office:value="0.64752815867987057" table:style-name="ce43">
            <text:p>64,8%</text:p>
          </table:table-cell>
          <table:table-cell office:value-type="float" office:value="8758" table:style-name="ce42">
            <text:p>8.758</text:p>
          </table:table-cell>
          <table:table-cell office:value-type="float" office:value="146909" table:style-name="ce42">
            <text:p>146.909</text:p>
          </table:table-cell>
          <table:table-cell office:value-type="percentage" office:value="5.9615135900455384E-2" table:style-name="ce43">
            <text:p>6,0%</text:p>
          </table:table-cell>
          <table:table-cell office:value-type="float" office:value="17502" table:style-name="ce42">
            <text:p>17.502</text:p>
          </table:table-cell>
          <table:table-cell office:value-type="float" office:value="213256" table:style-name="ce42">
            <text:p>213.256</text:p>
          </table:table-cell>
          <table:table-cell office:value-type="percentage" office:value="8.2070375511122784E-2" table:style-name="ce43">
            <text:p>8,2%</text:p>
          </table:table-cell>
          <table:table-cell office:value-type="float" office:value="28307" table:style-name="ce42">
            <text:p>28.307</text:p>
          </table:table-cell>
          <table:table-cell office:value-type="float" office:value="551265" table:style-name="ce42">
            <text:p>551.265</text:p>
          </table:table-cell>
          <table:table-cell office:value-type="percentage" office:value="5.1349169637107381E-2" table:style-name="ce43">
            <text:p>5,1%</text:p>
          </table:table-cell>
          <table:table-cell office:value-type="float" office:value="2601" table:style-name="ce42">
            <text:p>2.601</text:p>
          </table:table-cell>
          <table:table-cell office:value-type="float" office:value="118667" table:style-name="ce42">
            <text:p>118.667</text:p>
          </table:table-cell>
          <table:table-cell office:value-type="percentage" office:value="2.1918477757084952E-2" table:style-name="ce43">
            <text:p>2,2%</text:p>
          </table:table-cell>
          <table:table-cell office:value-type="float" office:value="111" table:style-name="ce42">
            <text:p>111</text:p>
          </table:table-cell>
          <table:table-cell office:value-type="float" office:value="34712" table:style-name="ce42">
            <text:p>34.712</text:p>
          </table:table-cell>
          <table:table-cell office:value-type="percentage" office:value="3.1977414150725974E-3" table:style-name="ce43">
            <text:p>0,3%</text:p>
          </table:table-cell>
          <table:table-cell office:value-type="float" office:value="193739" table:style-name="ce42">
            <text:p>193.739</text:p>
          </table:table-cell>
          <table:table-cell office:value-type="float" office:value="1237479" table:style-name="ce42">
            <text:p>1.237.479</text:p>
          </table:table-cell>
          <table:table-cell office:value-type="percentage" office:value="0.15655942444275822" table:style-name="ce43">
            <text:p>15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Navarra</text:p>
          </table:table-cell>
          <table:table-cell office:value-type="float" office:value="40706" table:style-name="ce42">
            <text:p>40.706</text:p>
          </table:table-cell>
          <table:table-cell office:value-type="float" office:value="41166" table:style-name="ce42">
            <text:p>41.166</text:p>
          </table:table-cell>
          <table:table-cell office:value-type="percentage" office:value="0.98882572997133555" table:style-name="ce43">
            <text:p>98,9%</text:p>
          </table:table-cell>
          <table:table-cell office:value-type="float" office:value="39562" table:style-name="ce42">
            <text:p>39.562</text:p>
          </table:table-cell>
          <table:table-cell office:value-type="float" office:value="55792" table:style-name="ce42">
            <text:p>55.792</text:p>
          </table:table-cell>
          <table:table-cell office:value-type="percentage" office:value="0.7090980785775739" table:style-name="ce43">
            <text:p>70,9%</text:p>
          </table:table-cell>
          <table:table-cell office:value-type="float" office:value="6669" table:style-name="ce42">
            <text:p>6.669</text:p>
          </table:table-cell>
          <table:table-cell office:value-type="float" office:value="73844" table:style-name="ce42">
            <text:p>73.844</text:p>
          </table:table-cell>
          <table:table-cell office:value-type="percentage" office:value="9.031200910026542E-2" table:style-name="ce43">
            <text:p>9,0%</text:p>
          </table:table-cell>
          <table:table-cell office:value-type="float" office:value="9323" table:style-name="ce42">
            <text:p>9.323</text:p>
          </table:table-cell>
          <table:table-cell office:value-type="float" office:value="96694" table:style-name="ce42">
            <text:p>96.694</text:p>
          </table:table-cell>
          <table:table-cell office:value-type="percentage" office:value="9.6417564688605295E-2" table:style-name="ce43">
            <text:p>9,6%</text:p>
          </table:table-cell>
          <table:table-cell office:value-type="float" office:value="12973" table:style-name="ce42">
            <text:p>12.973</text:p>
          </table:table-cell>
          <table:table-cell office:value-type="float" office:value="223028" table:style-name="ce42">
            <text:p>223.028</text:p>
          </table:table-cell>
          <table:table-cell office:value-type="percentage" office:value="5.8167584339186111E-2" table:style-name="ce43">
            <text:p>5,8%</text:p>
          </table:table-cell>
          <table:table-cell office:value-type="float" office:value="965" table:style-name="ce42">
            <text:p>965</text:p>
          </table:table-cell>
          <table:table-cell office:value-type="float" office:value="48505" table:style-name="ce42">
            <text:p>48.505</text:p>
          </table:table-cell>
          <table:table-cell office:value-type="percentage" office:value="1.9894856200391713E-2" table:style-name="ce43">
            <text:p>2,0%</text:p>
          </table:table-cell>
          <table:table-cell office:value-type="float" office:value="5" table:style-name="ce42">
            <text:p>5</text:p>
          </table:table-cell>
          <table:table-cell office:value-type="float" office:value="13906" table:style-name="ce42">
            <text:p>13.906</text:p>
          </table:table-cell>
          <table:table-cell office:value-type="percentage" office:value="3.5955702574428305E-4" table:style-name="ce43">
            <text:p>0,0%</text:p>
          </table:table-cell>
          <table:table-cell office:value-type="float" office:value="110203" table:style-name="ce42">
            <text:p>110.203</text:p>
          </table:table-cell>
          <table:table-cell office:value-type="float" office:value="552935" table:style-name="ce42">
            <text:p>552.935</text:p>
          </table:table-cell>
          <table:table-cell office:value-type="percentage" office:value="0.1993055241574507" table:style-name="ce43">
            <text:p>19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País Vasco</text:p>
          </table:table-cell>
          <table:table-cell office:value-type="float" office:value="155770" table:style-name="ce42">
            <text:p>155.770</text:p>
          </table:table-cell>
          <table:table-cell office:value-type="float" office:value="157950" table:style-name="ce42">
            <text:p>157.950</text:p>
          </table:table-cell>
          <table:table-cell office:value-type="percentage" office:value="0.98619816397594173" table:style-name="ce43">
            <text:p>98,6%</text:p>
          </table:table-cell>
          <table:table-cell office:value-type="float" office:value="110279" table:style-name="ce42">
            <text:p>110.279</text:p>
          </table:table-cell>
          <table:table-cell office:value-type="float" office:value="213081" table:style-name="ce42">
            <text:p>213.081</text:p>
          </table:table-cell>
          <table:table-cell office:value-type="percentage" office:value="0.51754497116120157" table:style-name="ce43">
            <text:p>51,8%</text:p>
          </table:table-cell>
          <table:table-cell office:value-type="float" office:value="16825" table:style-name="ce42">
            <text:p>16.825</text:p>
          </table:table-cell>
          <table:table-cell office:value-type="float" office:value="280119" table:style-name="ce42">
            <text:p>280.119</text:p>
          </table:table-cell>
          <table:table-cell office:value-type="percentage" office:value="6.006375861687354E-2" table:style-name="ce43">
            <text:p>6,0%</text:p>
          </table:table-cell>
          <table:table-cell office:value-type="float" office:value="25437" table:style-name="ce42">
            <text:p>25.437</text:p>
          </table:table-cell>
          <table:table-cell office:value-type="float" office:value="339977" table:style-name="ce42">
            <text:p>339.977</text:p>
          </table:table-cell>
          <table:table-cell office:value-type="percentage" office:value="7.4819767219547209E-2" table:style-name="ce43">
            <text:p>7,5%</text:p>
          </table:table-cell>
          <table:table-cell office:value-type="float" office:value="41040" table:style-name="ce42">
            <text:p>41.040</text:p>
          </table:table-cell>
          <table:table-cell office:value-type="float" office:value="724849" table:style-name="ce42">
            <text:p>724.849</text:p>
          </table:table-cell>
          <table:table-cell office:value-type="percentage" office:value="5.6618688857955242E-2" table:style-name="ce43">
            <text:p>5,7%</text:p>
          </table:table-cell>
          <table:table-cell office:value-type="float" office:value="3852" table:style-name="ce42">
            <text:p>3.852</text:p>
          </table:table-cell>
          <table:table-cell office:value-type="float" office:value="140323" table:style-name="ce42">
            <text:p>140.323</text:p>
          </table:table-cell>
          <table:table-cell office:value-type="percentage" office:value="2.7450952445429472E-2" table:style-name="ce43">
            <text:p>2,7%</text:p>
          </table:table-cell>
          <table:table-cell office:value-type="float" office:value="13" table:style-name="ce42">
            <text:p>13</text:p>
          </table:table-cell>
          <table:table-cell office:value-type="float" office:value="41824" table:style-name="ce42">
            <text:p>41.824</text:p>
          </table:table-cell>
          <table:table-cell office:value-type="percentage" office:value="3.1082631981637336E-4" table:style-name="ce43">
            <text:p>0,0%</text:p>
          </table:table-cell>
          <table:table-cell office:value-type="float" office:value="353216" table:style-name="ce42">
            <text:p>353.216</text:p>
          </table:table-cell>
          <table:table-cell office:value-type="float" office:value="1898123" table:style-name="ce42">
            <text:p>1.898.123</text:p>
          </table:table-cell>
          <table:table-cell office:value-type="percentage" office:value="0.18608699225498032" table:style-name="ce43">
            <text:p>18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euta</text:p>
          </table:table-cell>
          <table:table-cell office:value-type="float" office:value="2243" table:style-name="ce42">
            <text:p>2.243</text:p>
          </table:table-cell>
          <table:table-cell office:value-type="float" office:value="2605" table:style-name="ce42">
            <text:p>2.605</text:p>
          </table:table-cell>
          <table:table-cell office:value-type="percentage" office:value="0.86103646833013436" table:style-name="ce43">
            <text:p>86,1%</text:p>
          </table:table-cell>
          <table:table-cell office:value-type="float" office:value="3395" table:style-name="ce42">
            <text:p>3.395</text:p>
          </table:table-cell>
          <table:table-cell office:value-type="float" office:value="4318" table:style-name="ce42">
            <text:p>4.318</text:p>
          </table:table-cell>
          <table:table-cell office:value-type="percentage" office:value="0.786243631310792" table:style-name="ce43">
            <text:p>78,6%</text:p>
          </table:table-cell>
          <table:table-cell office:value-type="float" office:value="1011" table:style-name="ce42">
            <text:p>1.011</text:p>
          </table:table-cell>
          <table:table-cell office:value-type="float" office:value="7857" table:style-name="ce42">
            <text:p>7.857</text:p>
          </table:table-cell>
          <table:table-cell office:value-type="percentage" office:value="0.12867506681939672" table:style-name="ce43">
            <text:p>12,9%</text:p>
          </table:table-cell>
          <table:table-cell office:value-type="float" office:value="684" table:style-name="ce42">
            <text:p>684</text:p>
          </table:table-cell>
          <table:table-cell office:value-type="float" office:value="11556" table:style-name="ce42">
            <text:p>11.556</text:p>
          </table:table-cell>
          <table:table-cell office:value-type="percentage" office:value="5.9190031152647975E-2" table:style-name="ce43">
            <text:p>5,9%</text:p>
          </table:table-cell>
          <table:table-cell office:value-type="float" office:value="994" table:style-name="ce42">
            <text:p>994</text:p>
          </table:table-cell>
          <table:table-cell office:value-type="float" office:value="30066" table:style-name="ce42">
            <text:p>30.066</text:p>
          </table:table-cell>
          <table:table-cell office:value-type="percentage" office:value="3.3060600013304062E-2" table:style-name="ce43">
            <text:p>3,3%</text:p>
          </table:table-cell>
          <table:table-cell office:value-type="float" office:value="82" table:style-name="ce42">
            <text:p>82</text:p>
          </table:table-cell>
          <table:table-cell office:value-type="float" office:value="7581" table:style-name="ce42">
            <text:p>7.581</text:p>
          </table:table-cell>
          <table:table-cell office:value-type="percentage" office:value="1.0816514971639626E-2" table:style-name="ce43">
            <text:p>1,1%</text:p>
          </table:table-cell>
          <table:table-cell office:value-type="float" office:value="3" table:style-name="ce42">
            <text:p>3</text:p>
          </table:table-cell>
          <table:table-cell office:value-type="float" office:value="2175" table:style-name="ce42">
            <text:p>2.175</text:p>
          </table:table-cell>
          <table:table-cell office:value-type="percentage" office:value="1.3793103448275861E-3" table:style-name="ce43">
            <text:p>0,1%</text:p>
          </table:table-cell>
          <table:table-cell office:value-type="float" office:value="8412" table:style-name="ce42">
            <text:p>8.412</text:p>
          </table:table-cell>
          <table:table-cell office:value-type="float" office:value="66158" table:style-name="ce42">
            <text:p>66.158</text:p>
          </table:table-cell>
          <table:table-cell office:value-type="percentage" office:value="0.12715015568789867" table:style-name="ce43">
            <text:p>12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elilla</text:p>
          </table:table-cell>
          <table:table-cell office:value-type="float" office:value="1751" table:style-name="ce42">
            <text:p>1.751</text:p>
          </table:table-cell>
          <table:table-cell office:value-type="float" office:value="2349" table:style-name="ce42">
            <text:p>2.349</text:p>
          </table:table-cell>
          <table:table-cell office:value-type="percentage" office:value="0.74542358450404422" table:style-name="ce43">
            <text:p>74,5%</text:p>
          </table:table-cell>
          <table:table-cell office:value-type="float" office:value="2718" table:style-name="ce42">
            <text:p>2.718</text:p>
          </table:table-cell>
          <table:table-cell office:value-type="float" office:value="3748" table:style-name="ce42">
            <text:p>3.748</text:p>
          </table:table-cell>
          <table:table-cell office:value-type="percentage" office:value="0.72518676627534684" table:style-name="ce43">
            <text:p>72,5%</text:p>
          </table:table-cell>
          <table:table-cell office:value-type="float" office:value="1427" table:style-name="ce42">
            <text:p>1.427</text:p>
          </table:table-cell>
          <table:table-cell office:value-type="float" office:value="7827" table:style-name="ce42">
            <text:p>7.827</text:p>
          </table:table-cell>
          <table:table-cell office:value-type="percentage" office:value="0.18231761850006389" table:style-name="ce43">
            <text:p>18,2%</text:p>
          </table:table-cell>
          <table:table-cell office:value-type="float" office:value="635" table:style-name="ce42">
            <text:p>635</text:p>
          </table:table-cell>
          <table:table-cell office:value-type="float" office:value="11299" table:style-name="ce42">
            <text:p>11.299</text:p>
          </table:table-cell>
          <table:table-cell office:value-type="percentage" office:value="5.6199663687051954E-2" table:style-name="ce43">
            <text:p>5,6%</text:p>
          </table:table-cell>
          <table:table-cell office:value-type="float" office:value="957" table:style-name="ce42">
            <text:p>957</text:p>
          </table:table-cell>
          <table:table-cell office:value-type="float" office:value="30095" table:style-name="ce42">
            <text:p>30.095</text:p>
          </table:table-cell>
          <table:table-cell office:value-type="percentage" office:value="3.1799302209669381E-2" table:style-name="ce43">
            <text:p>3,2%</text:p>
          </table:table-cell>
          <table:table-cell office:value-type="float" office:value="84" table:style-name="ce42">
            <text:p>84</text:p>
          </table:table-cell>
          <table:table-cell office:value-type="float" office:value="8536" table:style-name="ce42">
            <text:p>8.536</text:p>
          </table:table-cell>
          <table:table-cell office:value-type="percentage" office:value="9.840674789128397E-3" table:style-name="ce43">
            <text:p>1,0%</text:p>
          </table:table-cell>
          <table:table-cell office:value-type="float" office:value="6" table:style-name="ce42">
            <text:p>6</text:p>
          </table:table-cell>
          <table:table-cell office:value-type="float" office:value="2324" table:style-name="ce42">
            <text:p>2.324</text:p>
          </table:table-cell>
          <table:table-cell office:value-type="percentage" office:value="2.5817555938037868E-3" table:style-name="ce43">
            <text:p>0,3%</text:p>
          </table:table-cell>
          <table:table-cell office:value-type="float" office:value="7578" table:style-name="ce42">
            <text:p>7.578</text:p>
          </table:table-cell>
          <table:table-cell office:value-type="float" office:value="66178" table:style-name="ce42">
            <text:p>66.178</text:p>
          </table:table-cell>
          <table:table-cell office:value-type="percentage" office:value="0.11450935356160657" table:style-name="ce43">
            <text:p>11,5%</text:p>
          </table:table-cell>
          <table:table-cell table:number-columns-repeated="16359"/>
        </table:table-row>
        <table:table-row table:style-name="ro4">
          <table:table-cell office:value-type="string" table:style-name="ce44">
            <text:p>Fuerzas Armadas</text:p>
          </table:table-cell>
          <table:table-cell office:value-type="float" office:value="3" table:style-name="ce45">
            <text:p>3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4" table:style-name="ce45">
            <text:p>4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25" table:style-name="ce45">
            <text:p>625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649" table:style-name="ce45">
            <text:p>1.649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770" table:style-name="ce45">
            <text:p>6.77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519" table:style-name="ce45">
            <text:p>519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9570" table:style-name="ce45">
            <text:p>9.570</text:p>
          </table:table-cell>
          <table:table-cell office:value-type="string" table:style-name="ce45">
            <text:p>-</text:p>
          </table:table-cell>
          <table:table-cell office:value-type="string" table:style-name="ce43">
            <text:p>-</text:p>
          </table:table-cell>
          <table:table-cell table:number-columns-repeated="16359" table:style-name="ce47"/>
        </table:table-row>
        <table:table-row table:style-name="ro9">
          <table:table-cell office:value-type="string" table:style-name="ce48">
            <text:p>Total España</text:p>
          </table:table-cell>
          <table:table-cell office:value-type="float" office:value="2804284" table:style-name="ce49">
            <text:p>2.804.284</text:p>
          </table:table-cell>
          <table:table-cell office:value-type="float" office:value="2834024" table:style-name="ce49">
            <text:p>2.834.024</text:p>
          </table:table-cell>
          <table:table-cell office:value-type="percentage" office:value="0.9895060874572692" table:style-name="ce50">
            <text:p>99,0%</text:p>
          </table:table-cell>
          <table:table-cell office:value-type="float" office:value="2657674" table:style-name="ce49">
            <text:p>2.657.674</text:p>
          </table:table-cell>
          <table:table-cell office:value-type="float" office:value="3960045" table:style-name="ce49">
            <text:p>3.960.045</text:p>
          </table:table-cell>
          <table:table-cell office:value-type="percentage" office:value="0.67112217159148446" table:style-name="ce50">
            <text:p>67,1%</text:p>
          </table:table-cell>
          <table:table-cell office:value-type="float" office:value="412341" table:style-name="ce49">
            <text:p>412.341</text:p>
          </table:table-cell>
          <table:table-cell office:value-type="float" office:value="5336986" table:style-name="ce49">
            <text:p>5.336.986</text:p>
          </table:table-cell>
          <table:table-cell office:value-type="percentage" office:value="7.7261023356628628E-2" table:style-name="ce50">
            <text:p>7,7%</text:p>
          </table:table-cell>
          <table:table-cell office:value-type="float" office:value="501217" table:style-name="ce49">
            <text:p>501.217</text:p>
          </table:table-cell>
          <table:table-cell office:value-type="float" office:value="7033306" table:style-name="ce49">
            <text:p>7.033.306</text:p>
          </table:table-cell>
          <table:table-cell office:value-type="percentage" office:value="7.12633575163657E-2" table:style-name="ce50">
            <text:p>7,1%</text:p>
          </table:table-cell>
          <table:table-cell office:value-type="float" office:value="862311" table:style-name="ce49">
            <text:p>862.311</text:p>
          </table:table-cell>
          <table:table-cell office:value-type="float" office:value="16706113" table:style-name="ce49">
            <text:p>16.706.113</text:p>
          </table:table-cell>
          <table:table-cell office:value-type="percentage" office:value="5.161649511169953E-2" table:style-name="ce50">
            <text:p>5,2%</text:p>
          </table:table-cell>
          <table:table-cell office:value-type="float" office:value="84070" table:style-name="ce49">
            <text:p>84.070</text:p>
          </table:table-cell>
          <table:table-cell office:value-type="float" office:value="3310299" table:style-name="ce49">
            <text:p>3.310.299</text:p>
          </table:table-cell>
          <table:table-cell office:value-type="percentage" office:value="2.5396497416094437E-2" table:style-name="ce50">
            <text:p>2,5%</text:p>
          </table:table-cell>
          <table:table-cell office:value-type="float" office:value="1529" table:style-name="ce49">
            <text:p>1.529</text:p>
          </table:table-cell>
          <table:table-cell office:value-type="float" office:value="949049" table:style-name="ce49">
            <text:p>949.049</text:p>
          </table:table-cell>
          <table:table-cell office:value-type="percentage" office:value="1.611086466557575E-3" table:style-name="ce50">
            <text:p>0,2%</text:p>
          </table:table-cell>
          <table:table-cell office:value-type="float" office:value="7323426" table:style-name="ce49">
            <text:p>7.323.426</text:p>
          </table:table-cell>
          <table:table-cell office:value-type="float" office:value="40129822" table:style-name="ce49">
            <text:p>40.129.822</text:p>
          </table:table-cell>
          <table:table-cell office:value-type="percentage" office:value="0.18249335867973698" table:style-name="ce50">
            <text:p>18,2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style-name="ce47"/>
          <table:table-cell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5-18T17:15:41Z</meta:creation-date>
    <dc:date>2021-05-18T17:15:58Z</dc:date>
  </office:meta>
</office:document-meta>
</file>